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6.717cm"/>
    </style:style>
    <style:style style:name="co2" style:family="table-column">
      <style:table-column-properties fo:break-before="auto" style:column-width="15.386cm"/>
    </style:style>
    <style:style style:name="co3" style:family="table-column">
      <style:table-column-properties fo:break-before="auto" style:column-width="2.258cm"/>
    </style:style>
    <style:style style:name="co4" style:family="table-column">
      <style:table-column-properties fo:break-before="auto" style:column-width="5.002cm"/>
    </style:style>
    <style:style style:name="co5" style:family="table-column">
      <style:table-column-properties fo:break-before="auto" style:column-width="3.812cm"/>
    </style:style>
    <style:style style:name="co6" style:family="table-column">
      <style:table-column-properties fo:break-before="auto" style:column-width="6.978cm"/>
    </style:style>
    <style:style style:name="co7" style:family="table-column">
      <style:table-column-properties fo:break-before="auto" style:column-width="11.772cm"/>
    </style:style>
    <style:style style:name="co8" style:family="table-column">
      <style:table-column-properties fo:break-before="auto" style:column-width="7.761cm"/>
    </style:style>
    <style:style style:name="co9" style:family="table-column">
      <style:table-column-properties fo:break-before="auto" style:column-width="7.216cm"/>
    </style:style>
    <style:style style:name="co10" style:family="table-column">
      <style:table-column-properties fo:break-before="auto" style:column-width="5.378cm"/>
    </style:style>
    <style:style style:name="co11" style:family="table-column">
      <style:table-column-properties fo:break-before="auto" style:column-width="9.19cm"/>
    </style:style>
    <style:style style:name="co12" style:family="table-column">
      <style:table-column-properties fo:break-before="auto" style:column-width="5.719cm"/>
    </style:style>
    <style:style style:name="co13" style:family="table-column">
      <style:table-column-properties fo:break-before="auto" style:column-width="3.981cm"/>
    </style:style>
    <style:style style:name="co14" style:family="table-column">
      <style:table-column-properties fo:break-before="auto" style:column-width="0.919cm"/>
    </style:style>
    <style:style style:name="co15" style:family="table-column">
      <style:table-column-properties fo:break-before="auto" style:column-width="6.59cm"/>
    </style:style>
    <style:style style:name="co16" style:family="table-column">
      <style:table-column-properties fo:break-before="auto" style:column-width="6.059cm"/>
    </style:style>
    <style:style style:name="co17" style:family="table-column">
      <style:table-column-properties fo:break-before="auto" style:column-width="6.502cm"/>
    </style:style>
    <style:style style:name="co18" style:family="table-column">
      <style:table-column-properties fo:break-before="auto" style:column-width="5.683cm"/>
    </style:style>
    <style:style style:name="co19" style:family="table-column">
      <style:table-column-properties fo:break-before="auto" style:column-width="8.952cm"/>
    </style:style>
    <style:style style:name="co20" style:family="table-column">
      <style:table-column-properties fo:break-before="auto" style:column-width="9.054cm"/>
    </style:style>
    <style:style style:name="co21" style:family="table-column">
      <style:table-column-properties fo:break-before="auto" style:column-width="6.876cm"/>
    </style:style>
    <style:style style:name="co22" style:family="table-column">
      <style:table-column-properties fo:break-before="auto" style:column-width="2.348cm"/>
    </style:style>
    <style:style style:name="co23" style:family="table-column">
      <style:table-column-properties fo:break-before="auto" style:column-width="7.147cm"/>
    </style:style>
    <style:style style:name="co24" style:family="table-column">
      <style:table-column-properties fo:break-before="auto" style:column-width="13.887cm"/>
    </style:style>
    <style:style style:name="co25" style:family="table-column">
      <style:table-column-properties fo:break-before="auto" style:column-width="8.578cm"/>
    </style:style>
    <style:style style:name="co26" style:family="table-column">
      <style:table-column-properties fo:break-before="auto" style:column-width="1.293cm"/>
    </style:style>
    <style:style style:name="co27" style:family="table-column">
      <style:table-column-properties fo:break-before="auto" style:column-width="8.033cm"/>
    </style:style>
    <style:style style:name="co28" style:family="table-column">
      <style:table-column-properties fo:break-before="auto" style:column-width="8.102cm"/>
    </style:style>
    <style:style style:name="co29" style:family="table-column">
      <style:table-column-properties fo:break-before="auto" style:column-width="11.437cm"/>
    </style:style>
    <style:style style:name="co30" style:family="table-column">
      <style:table-column-properties fo:break-before="auto" style:column-width="2.314cm"/>
    </style:style>
    <style:style style:name="co31" style:family="table-column">
      <style:table-column-properties fo:break-before="auto" style:column-width="3.676cm"/>
    </style:style>
    <style:style style:name="co32" style:family="table-column">
      <style:table-column-properties fo:break-before="auto" style:column-width="5.309cm"/>
    </style:style>
    <style:style style:name="co33" style:family="table-column">
      <style:table-column-properties fo:break-before="auto" style:column-width="2.722cm"/>
    </style:style>
    <style:style style:name="co34" style:family="table-column">
      <style:table-column-properties fo:break-before="auto" style:column-width="9.871cm"/>
    </style:style>
    <style:style style:name="co35" style:family="table-column">
      <style:table-column-properties fo:break-before="auto" style:column-width="10.926cm"/>
    </style:style>
    <style:style style:name="co36" style:family="table-column">
      <style:table-column-properties fo:break-before="auto" style:column-width="4.016cm"/>
    </style:style>
    <style:style style:name="co37" style:family="table-column">
      <style:table-column-properties fo:break-before="auto" style:column-width="10.211cm"/>
    </style:style>
    <style:style style:name="co38" style:family="table-column">
      <style:table-column-properties fo:break-before="auto" style:column-width="8.442cm"/>
    </style:style>
    <style:style style:name="co39" style:family="table-column">
      <style:table-column-properties fo:break-before="auto" style:column-width="8.188cm"/>
    </style:style>
    <style:style style:name="co40" style:family="table-column">
      <style:table-column-properties fo:break-before="auto" style:column-width="7.885cm"/>
    </style:style>
    <style:style style:name="co41" style:family="table-column">
      <style:table-column-properties fo:break-before="auto" style:column-width="16.237cm"/>
    </style:style>
    <style:style style:name="co42" style:family="table-column">
      <style:table-column-properties fo:break-before="auto" style:column-width="4.501cm"/>
    </style:style>
    <style:style style:name="co43" style:family="table-column">
      <style:table-column-properties fo:break-before="auto" style:column-width="6.851cm"/>
    </style:style>
    <style:style style:name="co44" style:family="table-column">
      <style:table-column-properties fo:break-before="auto" style:column-width="1.565cm"/>
    </style:style>
    <style:style style:name="co45" style:family="table-column">
      <style:table-column-properties fo:break-before="auto" style:column-width="5.14cm"/>
    </style:style>
    <style:style style:name="co46" style:family="table-column">
      <style:table-column-properties fo:break-before="auto" style:column-width="8.373cm"/>
    </style:style>
    <style:style style:name="co47" style:family="table-column">
      <style:table-column-properties fo:break-before="auto" style:column-width="2.041cm"/>
    </style:style>
    <style:style style:name="co48" style:family="table-column">
      <style:table-column-properties fo:break-before="auto" style:column-width="11.506cm"/>
    </style:style>
    <style:style style:name="co49" style:family="table-column">
      <style:table-column-properties fo:break-before="auto" style:column-width="11.913cm"/>
    </style:style>
    <style:style style:name="co50" style:family="table-column">
      <style:table-column-properties fo:break-before="auto" style:column-width="7.183cm"/>
    </style:style>
    <style:style style:name="co51" style:family="table-column">
      <style:table-column-properties fo:break-before="auto" style:column-width="2.007cm"/>
    </style:style>
    <style:style style:name="co52" style:family="table-column">
      <style:table-column-properties fo:break-before="auto" style:column-width="10.717cm"/>
    </style:style>
    <style:style style:name="co53" style:family="table-column">
      <style:table-column-properties fo:break-before="auto" style:column-width="8.066cm"/>
    </style:style>
    <style:style style:name="co54" style:family="table-column">
      <style:table-column-properties fo:break-before="auto" style:column-width="11.606cm"/>
    </style:style>
    <style:style style:name="co55" style:family="table-column">
      <style:table-column-properties fo:break-before="auto" style:column-width="11.266cm"/>
    </style:style>
    <style:style style:name="co56" style:family="table-column">
      <style:table-column-properties fo:break-before="auto" style:column-width="6.569cm"/>
    </style:style>
    <style:style style:name="co57" style:family="table-column">
      <style:table-column-properties fo:break-before="auto" style:column-width="2.484cm"/>
    </style:style>
    <style:style style:name="co58" style:family="table-column">
      <style:table-column-properties fo:break-before="auto" style:column-width="5.921cm"/>
    </style:style>
    <style:style style:name="co59" style:family="table-column">
      <style:table-column-properties fo:break-before="auto" style:column-width="1.905cm"/>
    </style:style>
    <style:style style:name="co60" style:family="table-column">
      <style:table-column-properties fo:break-before="auto" style:column-width="13.884cm"/>
    </style:style>
    <style:style style:name="co61" style:family="table-column">
      <style:table-column-properties fo:break-before="auto" style:column-width="5.99cm"/>
    </style:style>
    <style:style style:name="co62" style:family="table-column">
      <style:table-column-properties fo:break-before="auto" style:column-width="3.267cm"/>
    </style:style>
    <style:style style:name="co63" style:family="table-column">
      <style:table-column-properties fo:break-before="auto" style:column-width="3.233cm"/>
    </style:style>
    <style:style style:name="co64" style:family="table-column">
      <style:table-column-properties fo:break-before="auto" style:column-width="7.93cm"/>
    </style:style>
    <style:style style:name="co65" style:family="table-column">
      <style:table-column-properties fo:break-before="auto" style:column-width="5.583cm"/>
    </style:style>
    <style:style style:name="co66" style:family="table-column">
      <style:table-column-properties fo:break-before="auto" style:column-width="1.974cm"/>
    </style:style>
    <style:style style:name="co67" style:family="table-column">
      <style:table-column-properties fo:break-before="auto" style:column-width="9.53cm"/>
    </style:style>
    <style:style style:name="co68" style:family="table-column">
      <style:table-column-properties fo:break-before="auto" style:column-width="8.271cm"/>
    </style:style>
    <style:style style:name="co69" style:family="table-column">
      <style:table-column-properties fo:break-before="auto" style:column-width="1.803cm"/>
    </style:style>
    <style:style style:name="co70" style:family="table-column">
      <style:table-column-properties fo:break-before="auto" style:column-width="10.347cm"/>
    </style:style>
    <style:style style:name="co71" style:family="table-column">
      <style:table-column-properties fo:break-before="auto" style:column-width="6.602cm"/>
    </style:style>
    <style:style style:name="ro1" style:family="table-row">
      <style:table-row-properties style:row-height="0.452cm" fo:break-before="auto" style:use-optimal-row-height="true"/>
    </style:style>
    <style:style style:name="ro2" style:family="table-row">
      <style:table-row-properties style:row-height="0.616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9.414cm" fo:break-before="auto" style:use-optimal-row-height="true"/>
    </style:style>
    <style:style style:name="ro5" style:family="table-row">
      <style:table-row-properties style:row-height="5.142cm" fo:break-before="auto" style:use-optimal-row-height="true"/>
    </style:style>
    <style:style style:name="ro6" style:family="table-row">
      <style:table-row-properties style:row-height="10.264cm" fo:break-before="auto" style:use-optimal-row-height="true"/>
    </style:style>
    <style:style style:name="ro7" style:family="table-row">
      <style:table-row-properties style:row-height="4.212cm" fo:break-before="auto" style:use-optimal-row-height="false"/>
    </style:style>
    <style:style style:name="ro8" style:family="table-row">
      <style:table-row-properties style:row-height="0.893cm" fo:break-before="auto" style:use-optimal-row-height="true"/>
    </style:style>
    <style:style style:name="ro9" style:family="table-row">
      <style:table-row-properties style:row-height="13.24cm" fo:break-before="auto" style:use-optimal-row-height="true"/>
    </style:style>
    <style:style style:name="ro10" style:family="table-row">
      <style:table-row-properties style:row-height="8.139cm" fo:break-before="auto" style:use-optimal-row-height="true"/>
    </style:style>
    <style:style style:name="ro11" style:family="table-row">
      <style:table-row-properties style:row-height="4.717cm" fo:break-before="auto" style:use-optimal-row-height="true"/>
    </style:style>
    <style:style style:name="ro12" style:family="table-row">
      <style:table-row-properties style:row-height="11.964cm" fo:break-before="auto" style:use-optimal-row-height="true"/>
    </style:style>
    <style:style style:name="ro13" style:family="table-row">
      <style:table-row-properties style:row-height="3cm" fo:break-before="auto" style:use-optimal-row-height="true"/>
    </style:style>
    <style:style style:name="ro14" style:family="table-row">
      <style:table-row-properties style:row-height="2.157cm" fo:break-before="auto" style:use-optimal-row-height="true"/>
    </style:style>
    <style:style style:name="ro15" style:family="table-row">
      <style:table-row-properties style:row-height="25.162cm" fo:break-before="auto" style:use-optimal-row-height="true"/>
    </style:style>
    <style:style style:name="ro16" style:family="table-row">
      <style:table-row-properties style:row-height="6.251cm" fo:break-before="auto" style:use-optimal-row-height="false"/>
    </style:style>
    <style:style style:name="ro17" style:family="table-row">
      <style:table-row-properties style:row-height="1.316cm" fo:break-before="auto" style:use-optimal-row-height="true"/>
    </style:style>
    <style:style style:name="ro18" style:family="table-row">
      <style:table-row-properties style:row-height="4.292cm" fo:break-before="auto" style:use-optimal-row-height="true"/>
    </style:style>
    <style:style style:name="ro19" style:family="table-row">
      <style:table-row-properties style:row-height="7.437cm" fo:break-before="auto" style:use-optimal-row-height="false"/>
    </style:style>
    <style:style style:name="ro20" style:family="table-row">
      <style:table-row-properties style:row-height="2.579cm" fo:break-before="auto" style:use-optimal-row-height="true"/>
    </style:style>
    <style:style style:name="ro21" style:family="table-row">
      <style:table-row-properties style:row-height="9.499cm" fo:break-before="auto" style:use-optimal-row-height="true"/>
    </style:style>
    <style:style style:name="ro22" style:family="table-row">
      <style:table-row-properties style:row-height="0.467cm" fo:break-before="auto" style:use-optimal-row-height="true"/>
    </style:style>
    <style:style style:name="ro23" style:family="table-row">
      <style:table-row-properties style:row-height="1.508cm" fo:break-before="auto" style:use-optimal-row-height="true"/>
    </style:style>
    <style:style style:name="ro24" style:family="table-row">
      <style:table-row-properties style:row-height="1cm" fo:break-before="auto" style:use-optimal-row-height="true"/>
    </style:style>
    <style:style style:name="ro25" style:family="table-row">
      <style:table-row-properties style:row-height="1.02cm" fo:break-before="auto" style:use-optimal-row-height="true"/>
    </style:style>
    <style:style style:name="ro26" style:family="table-row">
      <style:table-row-properties style:row-height="1.997cm" fo:break-before="auto" style:use-optimal-row-height="true"/>
    </style:style>
    <style:style style:name="ro27" style:family="table-row">
      <style:table-row-properties style:row-height="0.524cm" fo:break-before="auto" style:use-optimal-row-height="true"/>
    </style:style>
    <style:style style:name="ro28" style:family="table-row">
      <style:table-row-properties style:row-height="0.531cm" fo:break-before="auto" style:use-optimal-row-height="true"/>
    </style:style>
    <style:style style:name="ro29" style:family="table-row">
      <style:table-row-properties style:row-height="0.513cm" fo:break-before="auto" style:use-optimal-row-height="true"/>
    </style:style>
    <style:style style:name="ro30" style:family="table-row">
      <style:table-row-properties style:row-height="3.463cm" fo:break-before="auto" style:use-optimal-row-height="true"/>
    </style:style>
    <style:style style:name="ro31" style:family="table-row">
      <style:table-row-properties style:row-height="2.485cm" fo:break-before="auto" style:use-optimal-row-height="true"/>
    </style:style>
    <style:style style:name="ro32" style:family="table-row">
      <style:table-row-properties style:row-height="2.868cm" fo:break-before="auto" style:use-optimal-row-height="true"/>
    </style:style>
    <style:style style:name="ro33" style:family="table-row">
      <style:table-row-properties style:row-height="2.974cm" fo:break-before="auto" style:use-optimal-row-height="true"/>
    </style:style>
    <style:style style:name="ro34"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afd095"/>
    </style:style>
    <style:style style:name="ta4" style:family="table" style:master-page-name="Default">
      <style:table-properties table:display="true" style:writing-mode="lr-tb" table:tab-color="#dde8cb"/>
    </style:style>
    <style:style style:name="ce39" style:family="table-cell" style:parent-style-name="Default">
      <style:table-cell-properties fo:border-bottom="none" fo:border-left="none" fo:border-right="0.74pt solid #000000" fo:border-top="none" style:vertical-align="top"/>
      <style:text-properties style:font-name="Roboto Medium1"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cm"/>
      <style:text-properties style:font-name="Roboto Medium1"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1"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1"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1"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1"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cm"/>
      <style:text-properties style:font-name="Roboto Medium1"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cm"/>
      <style:text-properties style:font-name="Roboto Medium1"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cm"/>
      <style:text-properties style:font-name="Roboto Medium1"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142" style:family="table-cell" style:parent-style-name="Default">
      <style:table-cell-properties fo:background-color="#ffd8ce"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45" style:family="table-cell" style:parent-style-name="Default">
      <style:table-cell-properties fo:border-bottom="none" fo:background-color="#ffd8c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ext-properties style:font-name="Roboto Medium"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 fo:font-size="14pt" style:font-size-asian="14pt" style:font-size-complex="14pt"/>
    </style:style>
    <style:style style:name="ce157" style:family="table-cell" style:parent-style-name="Default">
      <style:table-cell-properties fo:border-bottom="0.74pt solid #ff0000"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74pt solid #ff0000"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border-bottom="0.74pt solid #f10d0c"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order-bottom="0.74pt solid #f10d0c"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cm"/>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cm"/>
      <style:text-properties style:font-name="Roboto Medium"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style:style>
    <style:style style:name="ce238" style:family="table-cell" style:parent-style-name="Default">
      <style:table-cell-properties fo:border-bottom="none" fo:background-color="#ffffd7"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7" style:family="table-cell" style:parent-style-name="Default">
      <style:table-cell-properties fo:border-bottom="none" fo:background-color="#dde8cb"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table-cell-properties fo:background-color="#ffd7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f10d0c" fo:background-color="#ffd7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font-name="Roboto Medium" fo:font-size="14pt" style:font-size-asian="14pt" style:font-size-complex="14pt"/>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b4c7d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none" fo:background-color="#b4c7dc"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cm"/>
      <style:text-properties style:font-name="Roboto Mono"/>
    </style:style>
    <style:style style:name="ce173" style:family="table-cell" style:parent-style-name="Default">
      <style:table-cell-properties style:text-align-source="fix" style:repeat-content="false"/>
      <style:paragraph-properties fo:text-align="center" fo:margin-left="0cm"/>
      <style:text-properties style:font-name="Roboto"/>
    </style:style>
    <style:style style:name="ce174" style:family="table-cell" style:parent-style-name="Default">
      <style:table-cell-properties style:text-align-source="fix" style:repeat-content="false" fo:wrap-option="wrap"/>
      <style:paragraph-properties fo:text-align="center" fo:margin-left="0cm"/>
      <style:text-properties style:font-name="Roboto Medium"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cm"/>
      <style:text-properties style:font-name="Roboto"/>
    </style:style>
    <style:style style:name="ce201" style:family="table-cell" style:parent-style-name="Default">
      <style:table-cell-properties fo:background-color="#ffffd7"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Default">
      <style:table-cell-properties fo:background-color="#dde8cb"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dbb6"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fo:background-color="#f7d1d5"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3" style:family="table-cell" style:parent-style-name="Default">
      <style:table-cell-properties style:text-align-source="fix" style:repeat-content="false"/>
      <style:paragraph-properties fo:text-align="start" fo:margin-left="0cm"/>
      <style:text-properties style:font-name="Roboto"/>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7" style:family="table-cell" style:parent-style-name="Default">
      <style:table-cell-properties fo:background-color="#ffa6a6"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able-cell-properties fo:background-color="#f7d1d5"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7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cm"/>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240"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cm"/>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5.136cm" loext:decorative="false"/>
      <style:paragraph-properties style:writing-mode="lr-tb"/>
    </style:style>
    <style:style style:name="gr2" style:family="graphic" style:parent-style-name="Note">
      <style:graphic-properties fo:min-height="3.556cm" loext:decorative="false"/>
      <style:paragraph-properties style:writing-mode="lr-tb"/>
    </style:style>
    <style:style style:name="gr3" style:family="graphic" style:parent-style-name="Note">
      <style:graphic-properties fo:min-height="2.371cm" loext:decorative="false"/>
      <style:paragraph-properties style:writing-mode="lr-tb"/>
    </style:style>
    <style:style style:name="gr4" style:family="graphic" style:parent-style-name="Note">
      <style:graphic-properties fo:min-height="1.599cm" loext:decorative="false"/>
      <style:paragraph-properties style:writing-mode="lr-tb"/>
    </style:style>
    <style:style style:name="gr5" style:family="graphic" style:parent-style-name="Note">
      <style:graphic-properties fo:min-height="1.599cm" loext:decorative="false"/>
      <style:paragraph-properties style:writing-mode="lr-tb" fo:margin-top="0.42cm" fo:margin-bottom="0.35cm"/>
      <style:text-properties fo:font-size="10pt" style:font-size-asian="10pt" style:font-size-complex="10pt"/>
    </style:style>
    <style:style style:name="gr6" style:family="graphic" style:parent-style-name="Note">
      <style:graphic-properties fo:min-height="1.976cm" loext:decorative="false"/>
      <style:paragraph-properties style:writing-mode="lr-tb"/>
    </style:style>
    <style:style style:name="gr7" style:family="graphic" style:parent-style-name="Note">
      <style:graphic-properties fo:min-height="3.102cm" loext:decorative="false"/>
      <style:paragraph-properties style:writing-mode="lr-tb"/>
    </style:style>
    <style:style style:name="gr8" style:family="graphic" style:parent-style-name="Note">
      <style:graphic-properties fo:min-height="3.161cm" loext:decorative="false"/>
      <style:paragraph-properties style:writing-mode="lr-tb"/>
    </style:style>
    <style:style style:name="gr9" style:family="graphic" style:parent-style-name="Note">
      <style:graphic-properties fo:min-height="2.371cm" loext:decorative="false"/>
      <style:paragraph-properties style:writing-mode="lr-tb" style:text-autospace="none"/>
    </style:style>
    <style:style style:name="gr10" style:family="graphic" style:parent-style-name="Note">
      <style:graphic-properties fo:min-height="9.913cm" loext:decorative="false"/>
      <style:paragraph-properties style:writing-mode="lr-tb"/>
    </style:style>
    <style:style style:name="gr11" style:family="graphic" style:parent-style-name="Note">
      <style:graphic-properties fo:min-height="2.665cm" loext:decorative="false"/>
      <style:paragraph-properties style:writing-mode="lr-tb"/>
    </style:style>
    <style:style style:name="gr12" style:family="graphic" style:parent-style-name="Note">
      <style:graphic-properties fo:min-height="2.766cm" loext:decorative="false"/>
      <style:paragraph-properties style:writing-mode="lr-tb"/>
    </style:style>
    <style:style style:name="gr13" style:family="graphic" style:parent-style-name="Note">
      <style:graphic-properties fo:min-height="2.616cm" loext:decorative="false"/>
      <style:paragraph-properties style:writing-mode="lr-tb"/>
    </style:style>
    <style:style style:name="P1" style:family="paragraph">
      <style:paragraph-properties fo:margin-top="0.42cm" fo:margin-bottom="0.35cm"/>
      <style:text-properties fo:font-size="10pt" style:font-size-asian="10pt" style:font-size-complex="10pt"/>
    </style:style>
    <style:style style:name="P2" style:family="paragraph">
      <style:paragraph-properties style:text-autospace="none"/>
    </style:style>
    <style:style style:name="T1" style:family="text">
      <style:text-properties fo:font-size="10pt" style:font-size-asian="10pt" style:font-size-complex="10pt"/>
    </style:style>
    <style:style style:name="T2" style:family="text">
      <style:text-properties fo:color="#7a7e85" loext:opacity="100%" fo:font-family="'JetBrains Mono'" style:font-family-generic="modern" fo:font-size="9.5pt" style:font-family-asian="'JetBrains Mono'" style:font-family-generic-asian="modern" style:font-size-asian="9.5pt" style:font-family-complex="'JetBrains Mono'" style:font-family-generic-complex="modern" style:font-size-complex="9.5pt"/>
    </style:style>
    <style:style style:name="T3" style:family="text">
      <style:text-properties fo:font-weight="bold" style:font-weight-asian="bold" style:font-weight-complex="bold"/>
    </style:style>
    <style:style style:name="T4" style:family="text">
      <style:text-properties fo:font-family="'Roboto Mono'" fo:font-size="8.5pt" style:font-family-asian="'Roboto Mono'" style:font-size-asian="8.5pt" style:font-family-complex="'Roboto Mono'" style:font-size-complex="8.5pt"/>
    </style:style>
    <style:style style:name="T5"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6" style:family="text">
      <style:text-properties style:text-position="super 58%"/>
    </style:style>
    <style:style style:name="T7"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8"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c9211e"/>
    </style:style>
    <style:style style:name="T1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12"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color="#c9211e" fo:font-weight="bold" style:font-weight-asian="bold" style:font-weight-complex="bold"/>
    </style:style>
    <style:style style:name="T14" style:family="text">
      <style:text-properties fo:font-size="12pt" fo:font-weight="bold" style:font-weight-asian="bold" style:font-weight-complex="bold"/>
    </style:style>
    <style:style style:name="T15" style:family="text">
      <style:text-properties fo:font-size="12pt"/>
    </style:style>
    <style:style style:name="T16"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4" table:default-cell-style-name="ce46"/>
        <table:table-column table:style-name="co3" table:default-cell-style-name="Default"/>
        <table:table-column table:style-name="co2" table:default-cell-style-name="ce6"/>
        <table:table-column table:style-name="co3"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8"><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8"><text:a xlink:href="https://docs.databricks.com/en/sql/language-manual/index.html" xlink:type="simple">https://docs.databricks.com/en/sql/language-manual/index.html</text:a></text:span></text:p>
          </table:table-cell>
          <table:table-cell table:style-name="ce48" office:value-type="string" calcext:value-type="string">
            <text:p><text:span text:style-name="T8"><text:a xlink:href="https://docs.snowflake.com/en/sql-reference-commands" xlink:type="simple">https://docs.snowflake.com/en/sql-reference-commands</text:a></text:span></text:p>
          </table:table-cell>
          <table:table-cell table:style-name="ce48"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8"><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9">[ WITH differential_privacy_clause ]</text:span></text:p>
            <text:p>    [ { ALL | DISTINCT } ]</text:p>
            <text:p>    <text:span text:style-name="T9">[ AS { STRUCT | VALUE } ]</text:span></text:p>
            <text:p>    select_list</text:p>
            <text:p>  [ FROM from_clause[, ...] ]</text:p>
            <text:p>  [ WHERE bool_expression ]</text:p>
            <text:p>  [ GROUP BY group_by_specification ]</text:p>
            <text:p>  [ HAVING bool_expression ]</text:p>
            <text:p>  <text:span text:style-name="T9">[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9">[ DISTRIBUTE BY clause ]</text:span> <text:span text:style-name="T9">[ SORT BY clause ]</text:span> } | <text:span text:style-name="T9">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9"> [ TOP &lt;n&gt; ]</text:span></text:p>
            <text:p>   ...</text:p>
            <text:p><text:span text:style-name="T9">[ INTO ... ]</text:span></text:p>
            <text:p>[ FROM ...</text:p>
            <text:p>  <text:span text:style-name="T9"> [ AT | BEFORE ... ]</text:span></text:p>
            <text:p><text:span text:style-name="T9">   [ CHANGES ... ]</text:span></text:p>
            <text:p><text:span text:style-name="T9">   [ CONNECT BY ... ]</text:span></text:p>
            <text:p>   [ JOIN ... ]</text:p>
            <text:p>  <text:span text:style-name="T9"> [ ASOF JOIN ... ]</text:span></text:p>
            <text:p><text:span text:style-name="T9">   [ LATERAL ... ]</text:span></text:p>
            <text:p><text:span text:style-name="T9">   [ MATCH_RECOGNIZE ... ]</text:span></text:p>
            <text:p>   [ PIVOT | UNPIVOT ... ]</text:p>
            <text:p>   <text:span text:style-name="T9">[ VALUES ... ]</text:span></text:p>
            <text:p><text:span text:style-name="T9">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9">TOP number</text:span> | [ ALL | DISTINCT ]</text:p>
            <text:p>* | expression [ AS output_name ] [, ...] ]</text:p>
            <text:p>[ FROM table_reference [, ...] ]</text:p>
            <text:p>[ WHERE condition ]</text:p>
            <text:p><text:span text:style-name="T9">[ [ START WITH expression ] CONNECT BY expression ]</text:span></text:p>
            <text:p>[ GROUP BY expression [, ...] ]</text:p>
            <text:p>[ HAVING condition ]</text:p>
            <text:p>[ QUALIFY condition ]</text:p>
            <text:p>[ { UNION | ALL | INTERSECT | EXCEPT | <text:span text:style-name="T9">MINUS</text:span> } query ]</text:p>
            <text:p>[ ORDER BY expression [ ASC | DESC ] ]</text:p>
            <text:p>[ LIMIT { number | <text:span text:style-name="T9">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9">[ WITH differential_privacy_clause ]</text:span></text:p>
            <text:p>  [ { ALL | DISTINCT } ]</text:p>
            <text:p>  [<text:span text:style-name="T9">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9">[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10">select_all:</text:span></text:p>
            <text:p><text:span text:style-name="T10">  [ expression. ]*</text:span></text:p>
            <text:p><text:span text:style-name="T10"> </text:span><text:span text:style-name="T11"> [ EXCEPT ( column_name [, ...] ) ]</text:span></text:p>
            <text:p><text:span text:style-name="T12">  [ REPLACE ( expression [ AS ] column_name [, ...] ) ]</text:span></text:p>
            <text:p/>
            <text:p><text:span text:style-name="T10">select_expression:</text:span></text:p>
            <text:p><text:span text:style-name="T10">  expression [ [ AS ] alias ]</text:span></text:p>
          </table:table-cell>
          <table:table-cell table:style-name="ce49" office:value-type="string" calcext:value-type="string">
            <text:p><text:span text:style-name="T10">star_clause</text:span></text:p>
            <text:p><text:span text:style-name="T10">   [ { table_name | view_name } . ] * [ except_clause ]</text:span></text:p>
            <text:p/>
            <text:p><text:span text:style-name="T10">except_clause</text:span></text:p>
            <text:p><text:span text:style-name="T10">   EXCEPT ( { column_name | field_name } [, ...] )</text:span></text:p>
          </table:table-cell>
          <table:table-cell table:style-name="ce49" office:value-type="string" calcext:value-type="string">
            <text:p>SELECT [ { ALL | DISTINCT } ]</text:p>
            <text:p>       <text:span text:style-name="T9">[ TOP &lt;n&gt; ]</text:span></text:p>
            <text:p>       [{&lt;object_name&gt;|&lt;alias&gt;}.]*</text:p>
            <text:p/>
            <text:p>      <text:span text:style-name="T9"> [ ILIKE '&lt;pattern&gt;' ]</text:span></text:p>
            <text:p/>
            <text:p>       <text:span text:style-name="T9">[ EXCLUDE</text:span></text:p>
            <text:p><text:span text:style-name="T9">         {</text:span></text:p>
            <text:p><text:span text:style-name="T9">           &lt;col_name&gt; | ( &lt;col_name&gt;, &lt;col_name&gt;, ... )</text:span></text:p>
            <text:p><text:span text:style-name="T9">         }</text:span></text:p>
            <text:p><text:span text:style-name="T9">       ]</text:span></text:p>
            <text:p/>
            <text:p><text:span text:style-name="T9">       [ REPLACE</text:span></text:p>
            <text:p><text:span text:style-name="T9">         {</text:span></text:p>
            <text:p><text:span text:style-name="T9">           ( &lt;expr&gt; AS &lt;col_name&gt; [ , &lt;expr&gt; AS &lt;col_name&gt;, ... ] )</text:span></text:p>
            <text:p><text:span text:style-name="T9">         }</text:span></text:p>
            <text:p><text:span text:style-name="T9">       ]</text:span></text:p>
            <text:p/>
            <text:p><text:span text:style-name="T9">       [ RENAME</text:span></text:p>
            <text:p><text:span text:style-name="T9">         {</text:span></text:p>
            <text:p><text:span text:style-name="T9">           &lt;col_name&gt; AS &lt;col_alias&gt;</text:span></text:p>
            <text:p><text:span text:style-name="T9">           | ( &lt;col_name&gt; AS &lt;col_alias&gt;, &lt;col_name&gt; AS &lt;col_alias&gt;, ... )</text:span></text:p>
            <text:p><text:span text:style-name="T9">         }</text:span></text:p>
            <text:p>       ]</text:p>
          </table:table-cell>
          <table:table-cell table:style-name="ce49" office:value-type="string" calcext:value-type="string">
            <text:p>SELECT</text:p>
            <text:p><text:span text:style-name="T9">[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9">[ { pivot_operator | unpivot_operator } ]</text:span></text:p>
            <text:p>  <text:span text:style-name="T9">[ tablesample_operator ]</text:span></text:p>
            <text:p/>
            <text:p>from_item:</text:p>
            <text:p>  {</text:p>
            <text:p>    table_name [ as_alias ] <text:span text:style-name="T9">[ FOR SYSTEM_TIME AS OF timestamp_expression ]</text:span> </text:p>
            <text:p>    | { join_operation | ( join_operation ) }</text:p>
            <text:p>    | ( query_expr ) [ as_alias ]</text:p>
            <text:p>    <text:span text:style-name="T9">| field_path</text:span></text:p>
            <text:p><text:span text:style-name="T9">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9">[ TABLESAMPLE clause ]</text:span> [ table_alias ] |</text:p>
            <text:p>    <text:span text:style-name="T9">{ STREAM table_name [ table_alias ] | STREAM ( table_name ) [ table_alias ] } |</text:span></text:p>
            <text:p>    view_name [ table_alias ] |</text:p>
            <text:p>    JOIN clause |</text:p>
            <text:p>    PIVOT clause |</text:p>
            <text:p>    UNPIVOT clause |</text:p>
            <text:p>    <text:span text:style-name="T9">[ STREAM ] table_valued_function [ table_alias ] |</text:span></text:p>
            <text:p><text:span text:style-name="T9">    [ LATERAL ] table_valued_function [ table_alias ] |</text:span></text:p>
            <text:p>    VALUES clause |</text:p>
            <text:p>    <text:span text:style-name="T9">[ LATERAL ] ( query ) [ TABLESAMPLE clause ] [ table_alias ] </text:span>}</text:p>
            <text:p/>
            <text:p/>
            <text:p><text:span text:style-name="T3">Table-valued function (TVF)</text:span></text:p>
            <text:p><text:span text:style-name="T9">function_name ( [ expression [, ...] ] ) [ table_alias ]</text:span></text:p>
            <text:p><text:span text:style-name="T9">&gt; SELECT * FROM json_tuple('{"a":1, "b":2}', 'a', 'b');</text:span></text:p>
          </table:table-cell>
          <table:table-cell table:style-name="ce49" office:value-type="string" calcext:value-type="string">
            <text:p>objectReference ::=</text:p>
            <text:p>   {</text:p>
            <text:p>      [&lt;namespace&gt;.]&lt;object_name&gt;</text:p>
            <text:p>          <text:span text:style-name="T9"> [ AT | BEFORE ( &lt;object_state&gt; ) ]</text:span></text:p>
            <text:p><text:span text:style-name="T9">           [ CHANGES ( &lt;change_tracking_type&gt; ) ]</text:span></text:p>
            <text:p><text:span text:style-name="T9">           [ MATCH_RECOGNIZE ]</text:span></text:p>
            <text:p>           [ PIVOT | UNPIVOT ]</text:p>
            <text:p>           [ [ AS ] &lt;alias_name&gt; ]</text:p>
            <text:p>           [ SAMPLE ]</text:p>
            <text:p>     |<text:span text:style-name="T9"> &lt;table_function&gt;</text:span></text:p>
            <text:p>           [ PIVOT | UNPIVOT ]</text:p>
            <text:p>           [ [ AS ] &lt;alias_name&gt; ]</text:p>
            <text:p>           [ SAMPLE ]</text:p>
            <text:p>     | ( VALUES (...) )</text:p>
            <text:p>           [ SAMPLE ]</text:p>
            <text:p>     | <text:span text:style-name="T9">[ LATERAL ] ( &lt;subquery&gt; )</text:span></text:p>
            <text:p><text:span text:style-name="T9">           [ [ AS ] &lt;alias_name&gt; ]</text:span></text:p>
            <text:p>     | <text:span text:style-name="T9">@[&lt;namespace&gt;.]&lt;stage_name&gt;[/&lt;path&gt;]</text:span></text:p>
            <text:p><text:span text:style-name="T9">           [ ( FILE_FORMAT =&gt; &lt;format_name&gt;, PATTERN =&gt; '&lt;regex_pattern&gt;' ) ]</text:span></text:p>
            <text:p><text:span text:style-name="T9">           [ [AS] &lt;alias_name&gt; ]</text:span></text:p>
            <text:p><text:span text:style-name="T9">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9">[ PIVOT ] ( aggregate(expr) [ [ AS ] aggregate_alias ]</text:span></text:p>
            <text:p><text:span text:style-name="T9"> FOR column_name IN ( expression [ [ AS ] in_alias [, ...]</text:span></text:p>
            <text:p><text:span text:style-name="T9">   )</text:span></text:p>
            <text:p><text:span text:style-name="T9">)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9">cross_join_operation</text:span> | condition_join_operation }</text:p>
            <text:p/>
            <text:p><text:span text:style-name="T9">cross_join_operation:</text:span></text:p>
            <text:p><text:span text:style-name="T9">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9">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9">[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3">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9">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3">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3">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9">| value_alias</text:span></text:p>
            <text:p>    <text:span text:style-name="T9">| column_ordinal</text:span></text:p>
            <text:p>  }</text:p>
            <text:p/>
            <text:p><text:span text:style-name="T13">Group rows by ALL</text:span></text:p>
            <text:p/>
            <text:p><text:span text:style-name="T3">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3">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9">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9">- GROUP BY value_alias is not mentioned</text:span></text:p>
            <text:p><text:span text:style-name="T9">-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9">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4">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7">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8">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9">[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19">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10">expr_list := </text:span>expression | column_name [, expr_list ]</text:p>
            <text:p/>
            <text:p>order_list := expression | column_name [ ASC | DESC ] </text:p>
            <text:p>[ NULLS FIRST | NULLS LAST ]</text:p>
            <text:p>[, order_list ]</text:p>
            <text:p/>
            <text:p><text:span text:style-name="T9">frame_clause := ROWS</text:span></text:p>
            <text:p><text:span text:style-name="T9">{ UNBOUNDED PRECEDING | unsigned_value PRECEDING | CURRENT ROW } |</text:span></text:p>
            <text:p/>
            <text:p><text:span text:style-name="T9">{ BETWEEN</text:span></text:p>
            <text:p><text:span text:style-name="T9">{ UNBOUNDED PRECEDING | unsigned_value { PRECEDING | FOLLOWING } | CURRENT ROW}</text:span></text:p>
            <text:p><text:span text:style-name="T9">AND</text:span></text:p>
            <text:p><text:span text:style-name="T9">{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0">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0">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table-cell table:style-name="ce49"/>
          <table:table-cell table:style-name="ce49" office:value-type="string" calcext:value-type="string">
            <text:p>cast(sourceExpr AS targetType)</text:p>
            <text:p/>
            <text:p><text:span text:style-name="T14">targetType</text:span></text:p>
            <text:p><text:span text:style-name="T15">VOID</text:span></text:p>
            <text:p><text:span text:style-name="T15">numeric</text:span></text:p>
            <text:p><text:span text:style-name="T15">STRING</text:span></text:p>
            <text:p><text:span text:style-name="T15">DATE</text:span></text:p>
            <text:p><text:span text:style-name="T15">TIMESTAMP</text:span></text:p>
            <text:p><text:span text:style-name="T15">TIMESTAMP_NTZ</text:span></text:p>
            <text:p><text:span text:style-name="T15">year-month interval</text:span></text:p>
            <text:p><text:span text:style-name="T15">day-time interval</text:span></text:p>
            <text:p><text:span text:style-name="T15">BOOLEAN</text:span></text:p>
            <text:p><text:span text:style-name="T15">BINARY</text:span></text:p>
            <text:p><text:span text:style-name="T15">ARRAY</text:span></text:p>
            <text:p><text:span text:style-name="T15">MAP</text:span></text:p>
            <text:p><text:span text:style-name="T15">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3" table:default-cell-style-name="ce61"/>
        <table:table-column table:style-name="co4" table:default-cell-style-name="ce61"/>
        <table:table-column table:style-name="co5" table:default-cell-style-name="ce61"/>
        <table:table-column table:style-name="co6" table:default-cell-style-name="ce80"/>
        <table:table-column table:style-name="co5" table:default-cell-style-name="ce61"/>
        <table:table-column table:style-name="co7" table:default-cell-style-name="ce61"/>
        <table:table-column table:style-name="co8" table:default-cell-style-name="ce80"/>
        <table:table-column table:style-name="co9" table:default-cell-style-name="ce61"/>
        <table:table-column table:style-name="co10" table:default-cell-style-name="ce61"/>
        <table:table-column table:style-name="co11" table:default-cell-style-name="ce80"/>
        <table:table-column table:style-name="co12" table:default-cell-style-name="ce61"/>
        <table:table-column table:style-name="co13" table:default-cell-style-name="ce61"/>
        <table:table-column table:style-name="co3" table:default-cell-style-name="ce61"/>
        <table:table-column table:style-name="co3" table:default-cell-style-name="ce80"/>
        <table:table-column table:style-name="co3"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6"><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3">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142" office:value-type="string" calcext:value-type="string">
            <text:p>|/ </text:p>
          </table:table-cell>
          <table:table-cell table:style-name="ce142" office:value-type="string" calcext:value-type="string">
            <text:p>square root </text:p>
          </table:table-cell>
          <table:table-cell table:style-name="ce142" office:value-type="string" calcext:value-type="string">
            <text:p>| / 25.0 </text:p>
          </table:table-cell>
          <table:table-cell table:style-name="ce145"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142" office:value-type="string" calcext:value-type="string">
            <text:p>||/ </text:p>
          </table:table-cell>
          <table:table-cell table:style-name="ce142" office:value-type="string" calcext:value-type="string">
            <text:p>cube root </text:p>
          </table:table-cell>
          <table:table-cell table:style-name="ce142" office:value-type="string" calcext:value-type="string">
            <text:p>|| / 27.0 </text:p>
          </table:table-cell>
          <table:table-cell table:style-name="ce145" office:value-type="float" office:value="3" calcext:value-type="float">
            <text:p>3</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142" office:value-type="string" calcext:value-type="string">
            <text:p>@ </text:p>
          </table:table-cell>
          <table:table-cell table:style-name="ce142" office:value-type="string" calcext:value-type="string">
            <text:p>absolute value </text:p>
          </table:table-cell>
          <table:table-cell table:style-name="ce142" office:value-type="string" calcext:value-type="string">
            <text:p>@ -5.0 </text:p>
          </table:table-cell>
          <table:table-cell table:style-name="ce145" office:value-type="float" office:value="5" calcext:value-type="float">
            <text:p>5</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5">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4">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3">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4">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6">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3">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4">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4">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4">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24">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4" table:default-cell-style-name="ce61"/>
        <table:table-column table:style-name="co15" table:default-cell-style-name="ce61"/>
        <table:table-column table:style-name="co2" table:default-cell-style-name="ce80"/>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19"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3">
        <table:table-column table:style-name="co1" table:default-cell-style-name="ce61"/>
        <table:table-column table:style-name="co15" table:default-cell-style-name="ce61"/>
        <table:table-column table:style-name="co2" table:default-cell-style-name="ce80"/>
        <table:table-column table:style-name="co20" table:default-cell-style-name="ce61"/>
        <table:table-column table:style-name="co2" table:default-cell-style-name="ce80"/>
        <table:table-column table:style-name="co2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157" office:value-type="string" calcext:value-type="string">
            <office:annotation draw:style-name="gr1" svg:width="2.899cm" svg:height="5.336cm" svg:x="13.907cm" svg:y="3.328cm" draw:caption-point-x="-0.61cm" draw:caption-point-y="1.51cm">
              <dc:creator>Andreas Reichel</dc:creator>
              <dc:date>2024-04-02T00:00:00</dc:date>
              <text:p>not supported: HAVING { MAX | MIN } expression2</text:p>
              <text:p/>
              <text:p>by Parser</text:p>
              <text:p>and by DuckDB</text:p>
              <text:p/>
              <text:p>we should use MAX_BY or MIN_BY to achive this functionality</text:p>
            </office:annotation>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8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157" office:value-type="string" calcext:value-type="string">
            <office:annotation draw:style-name="gr2" svg:width="2.899cm" svg:height="3.756cm" svg:x="13.907cm" svg:y="3.853cm" draw:caption-point-x="-0.61cm" draw:caption-point-y="1.51cm">
              <dc:creator>Andreas Reichel</dc:creator>
              <dc:date>2024-04-02T00:00:00</dc:date>
              <text:p>[ { IGNORE | RESPECT } NULLS ]</text:p>
              <text:p><text:s text:c="2"/></text:p>
              <text:p><text:s text:c="2"/>[ LIMIT n ]</text:p>
              <text:p/>
              <text:p>not supported by Parser and DuckDB</text:p>
            </office:annotation>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57"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238"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158" office:value-type="string" calcext:value-type="string">
            <office:annotation draw:style-name="gr3" svg:width="2.899cm" svg:height="2.571cm" svg:x="13.907cm" svg:y="4.379cm" draw:caption-point-x="-0.61cm" draw:caption-point-y="1.51cm">
              <dc:creator>Andreas Reichel</dc:creator>
              <dc:date>2024-04-02T00:00:00</dc:date>
              <text:p><text:s/>[ ORDER BY key [ { ASC | DESC } ] [, ... ] ]</text:p>
              <text:p><text:s text:c="2"/>[ LIMIT n ]</text:p>
              <text:p/>
              <text:p>not supported</text:p>
            </office:annotation>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57"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23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13.907cm" svg:y="4.905cm" draw:caption-point-x="-0.61cm" draw:caption-point-y="1.51cm">
              <dc:creator>Andreas Reichel</dc:creator>
              <dc:date>2024-04-02T00:00:00</dc:date>
              <text:p>Big Query filters for NULLs, DuckDB includes those NULLs</text:p>
            </office:annotation>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237" office:value-type="string" calcext:value-type="string">
            <text:p><text:a xlink:href="https://docs.aws.amazon.com/redshift/latest/dg/r_COUNT.html" xlink:type="simple">COUNT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57"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238"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23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237" office:value-type="string" calcext:value-type="string">
            <text:p><text:a xlink:href="https://docs.aws.amazon.com/redshift/latest/dg/r_MEDIAN.html" xlink:type="simple">MEDI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57"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23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57"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23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57"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23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57" office:value-type="string" calcext:value-type="string">
            <text:p><text:a xlink:href="https://docs.snowflake.com/en/sql-reference/functions/max_by" xlink:type="simple">MAX_BY</text:a> </text:p>
          </table:table-cell>
          <table:table-cell table:style-name="ce107" office:value-type="string" calcext:value-type="string">
            <text:p/>
          </table:table-cell>
          <table:table-cell table:style-name="ce23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57"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23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57"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57" office:value-type="string" calcext:value-type="string">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57"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163" office:value-type="string" calcext:value-type="string">
            <office:annotation draw:style-name="gr4" svg:width="2.899cm" svg:height="1.799cm" svg:x="13.907cm" svg:y="13.161cm" draw:caption-point-x="-0.61cm" draw:caption-point-y="1.51cm">
              <dc:creator>Andreas Reichel</dc:creator>
              <dc:date>2024-04-02T00:00:00</dc:date>
              <text:p>[ LIMIT n ]</text:p>
              <text:p/>
              <text:p>not supported</text:p>
            </office:annotation>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57"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57"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23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57"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23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57"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57"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57"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138" office:value-type="string" calcext:value-type="string">
            <text:p>Navigation</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57"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57"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style-name="ce208"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style-name="ce208"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57"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style-name="ce208"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57"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style-name="ce208"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57" office:value-type="string" calcext:value-type="string">
            <text:p><text:a xlink:href="https://docs.snowflake.com/en/sql-reference/functions/bitxor_agg" xlink:type="simple">BITXOR_AGG</text:a> </text:p>
          </table:table-cell>
          <table:table-cell table:style-name="ce107"/>
          <table:table-cell table:style-name="ce168"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style-name="ce168"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style-name="ce168"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73" office:value-type="string" calcext:value-type="string">
            <text:p>Navigation</text:p>
          </table:table-cell>
          <table:table-cell/>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style-name="ce168"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57" office:value-type="string" calcext:value-type="string">
            <text:p><text:a xlink:href="https://docs.snowflake.com/en/sql-reference/functions/boolxor_agg" xlink:type="simple">BOOLXOR_AGG</text:a> </text:p>
          </table:table-cell>
          <table:table-cell table:style-name="ce107"/>
          <table:table-cell table:style-name="ce182" office:value-type="string" calcext:value-type="string">
            <office:annotation draw:style-name="gr5" draw:text-style-name="P1" svg:width="2.899cm" svg:height="1.799cm" svg:x="91.382cm" svg:y="21.521cm" draw:caption-point-x="-0.61cm" draw:caption-point-y="1.51cm">
              <dc:creator>Andreas Reichel</dc:creator>
              <dc:date>2024-04-21T00:00:00</dc:date>
              <text:p text:style-name="P1"><text:span text:style-name="T1">ORDER BY for window functions unsupported</text:span></text:p>
            </office:annotation>
            <text:p><text:a xlink:href="https://docs.aws.amazon.com/redshift/latest/dg/r_WF_LISTAGG.html" xlink:type="simple">LISTAGG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style-name="ce208"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hash_agg" xlink:type="simple">HASH_AGG</text:a> </text:p>
          </table:table-cell>
          <table:table-cell table:style-name="ce107"/>
          <table:table-cell table:style-name="ce208" office:value-type="string" calcext:value-type="string">
            <text:p><text:a xlink:href="https://docs.aws.amazon.com/redshift/latest/dg/r_WF_MEDIAN.html" xlink:type="simple">MEDIAN window function</text:a> </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style-name="ce208"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57"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style-name="ce182" office:value-type="string" calcext:value-type="string">
            <office:annotation draw:style-name="gr4" svg:width="2.899cm" svg:height="1.799cm" svg:x="91.382cm" svg:y="23.621cm" draw:caption-point-x="-0.61cm" draw:caption-point-y="1.51cm">
              <dc:creator>Andreas Reichel</dc:creator>
              <dc:date>2024-04-21T00:00:00</dc:date>
              <text:p>result differs from RedShift documentation</text:p>
            </office:annotation>
            <text:p><text:a xlink:href="https://docs.aws.amazon.com/redshift/latest/dg/r_WF_NTH.html" xlink:type="simple">NTH_VALUE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57" office:value-type="string" calcext:value-type="string">
            <text:p><text:a xlink:href="https://docs.snowflake.com/en/sql-reference/functions/object_agg" xlink:type="simple">OBJECT_AGG</text:a> </text:p>
          </table:table-cell>
          <table:table-cell table:style-name="ce107"/>
          <table:table-cell table:style-name="ce182" office:value-type="string" calcext:value-type="string">
            <office:annotation draw:style-name="gr4" svg:width="2.899cm" svg:height="1.799cm" svg:x="91.382cm" svg:y="24.147cm" draw:caption-point-x="-0.61cm" draw:caption-point-y="1.51cm">
              <dc:creator>Andreas Reichel</dc:creator>
              <dc:date>2024-04-21T00:00:00</dc:date>
              <text:p>see <text:span text:style-name="T2">// see </text:span><text:span text:style-name="T2"><text:a xlink:href="https://duckdb.org/docs/sql/aggregates#ordered-set-aggregate-functions" xlink:type="simple">https://duckdb.org/docs/sql/aggregates#ordered-set-aggregate-functions</text:a></text:span></text:p>
              <text:p><text:span text:style-name="T2"/></text:p>
            </office:annotation>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165" office:value-type="string" calcext:value-type="string">
            <office:annotation draw:style-name="gr6" svg:width="2.899cm" svg:height="2.176cm" svg:x="13.907cm" svg:y="24.673cm" draw:caption-point-x="-0.61cm" draw:caption-point-y="1.51cm">
              <dc:creator>Andreas Reichel</dc:creator>
              <dc:date>2024-04-04T00:00:00</dc:date>
              <text:p>[{RESPECT | IGNORE} NULLS] not supported</text:p>
              <text:p/>
            </office:annotation>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style-name="ce182" office:value-type="string" calcext:value-type="string">
            <office:annotation draw:style-name="gr7" svg:width="2.899cm" svg:height="3.302cm" svg:x="91.382cm" svg:y="24.673cm" draw:caption-point-x="-0.61cm" draw:caption-point-y="1.51cm">
              <dc:creator>Andreas Reichel</dc:creator>
              <dc:date>2024-04-21T00:00:00</dc:date>
              <text:p>see <text:span text:style-name="T2">// see https://duckdb.org/docs/sql/aggregates#ordered-set-aggregate-functions</text:span></text:p>
            </office:annotation>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165" office:value-type="string" calcext:value-type="string">
            <office:annotation draw:style-name="gr4" svg:width="2.899cm" svg:height="1.799cm" svg:x="13.907cm" svg:y="25.198cm" draw:caption-point-x="-0.61cm" draw:caption-point-y="1.51cm">
              <dc:creator>Andreas Reichel</dc:creator>
              <dc:date>2024-04-04T00:00:00</dc:date>
              <text:p>[{RESPECT | IGNORE} NULLS] not supported</text:p>
            </office:annotation>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57"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style-name="ce184"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style-name="ce227" office:value-type="string" calcext:value-type="string">
            <text:p><text:a xlink:href="https://docs.aws.amazon.com/redshift/latest/dg/r_WF_ROW_NUMBER.html" xlink:type="simple">ROW_NUMBER</text:a></text:p>
          </table:table-cell>
          <table:table-cell table:number-columns-repeated="16376"/>
        </table:table-row>
        <table:table-row table:style-name="ro25">
          <table:table-cell/>
          <table:table-cell table:style-name="ce73" office:value-type="string" calcext:value-type="string">
            <text:p>Numbering and Ranking</text:p>
          </table:table-cell>
          <table:table-cell/>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57"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style-name="ce208"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57"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style-name="ce208" office:value-type="string" calcext:value-type="string">
            <text:p><text:a xlink:href="https://docs.aws.amazon.com/redshift/latest/dg/r_WF_SUM.html" xlink:type="simple">SUM window function</text:a> </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57"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style-name="ce208"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57"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57"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57"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57"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57"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57"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57"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57"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57"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57"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57"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57"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table-cell table:number-columns-repeated="16384"/>
        </table:table-row>
        <table:table-row table:style-name="ro1">
          <table:table-cell table:number-columns-repeated="3"/>
          <table:table-cell office:value-type="string" calcext:value-type="string">
            <text:p>Navigation</text:p>
          </table:table-cell>
          <table:table-cell table:number-columns-repeated="16380"/>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16379"/>
        </table:table-row>
        <table:table-row table:style-name="ro1">
          <table:table-cell table:number-columns-repeated="7"/>
          <table:table-cell table:style-name="ce73" office:value-type="string" calcext:value-type="string">
            <text:p>Numbering and Ranking</text:p>
          </table:table-cell>
          <table:table-cell table:number-columns-repeated="16376"/>
        </table:table-row>
        <table:table-row table:style-name="ro1">
          <table:table-cell table:number-columns-repeated="7"/>
          <table:table-cell table:style-name="ce105"/>
          <table:table-cell table:number-columns-repeated="16376"/>
        </table:table-row>
        <table:table-row table:style-name="ro28">
          <table:table-cell table:number-columns-repeated="3"/>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table-cell table:style-name="ce87" office:value-type="string" calcext:value-type="string">
            <text:p><text:a xlink:href="https://docs.aws.amazon.com/redshift/latest/dg/r_WF_DENSE_RANK.html" xlink:type="simple">DENSE_RANK window function</text:a> </text:p>
          </table:table-cell>
          <table:table-cell table:number-columns-repeated="16376"/>
        </table:table-row>
        <table:table-row table:style-name="ro28">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87" office:value-type="string" calcext:value-type="string">
            <text:p><text:a xlink:href="https://docs.aws.amazon.com/redshift/latest/dg/r_WF_NTILE.html" xlink:type="simple">NTILE window function</text:a> </text:p>
          </table:table-cell>
          <table:table-cell table:number-columns-repeated="16376"/>
        </table:table-row>
        <table:table-row table:style-name="ro28">
          <table:table-cell table:number-columns-repeated="3"/>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cume_dist" xlink:type="simple">CUME_DIST</text:a> </text:p>
          </table:table-cell>
          <table:table-cell table:style-name="ce107"/>
          <table:table-cell table:style-name="ce87" office:value-type="string" calcext:value-type="string">
            <text:p><text:a xlink:href="https://docs.aws.amazon.com/redshift/latest/dg/r_WF_PERCENT_RANK.html" xlink:type="simple">PERCENT_RANK window function</text:a></text:p>
          </table:table-cell>
          <table:table-cell table:number-columns-repeated="16376"/>
        </table:table-row>
        <table:table-row table:style-name="ro28">
          <table:table-cell table:number-columns-repeated="3"/>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57" office:value-type="string" calcext:value-type="string">
            <text:p><text:a xlink:href="https://docs.snowflake.com/en/sql-reference/functions/dense_rank" xlink:type="simple">DENSE_RANK</text:a> </text:p>
          </table:table-cell>
          <table:table-cell table:style-name="ce107"/>
          <table:table-cell table:style-name="ce87" office:value-type="string" calcext:value-type="string">
            <text:p><text:a xlink:href="https://docs.aws.amazon.com/redshift/latest/dg/r_WF_RANK.html" xlink:type="simple">RANK window function</text:a> </text:p>
          </table:table-cell>
          <table:table-cell table:number-columns-repeated="16376"/>
        </table:table-row>
        <table:table-row table:style-name="ro28">
          <table:table-cell table:number-columns-repeated="3"/>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57" office:value-type="string" calcext:value-type="string">
            <text:p><text:a xlink:href="https://docs.snowflake.com/en/sql-reference/functions/first_value" xlink:type="simple">FIRST_VALUE</text:a> </text:p>
          </table:table-cell>
          <table:table-cell table:style-name="ce107"/>
          <table:table-cell table:style-name="ce87" office:value-type="string" calcext:value-type="string">
            <text:p><text:a xlink:href="https://docs.aws.amazon.com/redshift/latest/dg/r_WF_ROW_NUMBER.html" xlink:type="simple">ROW_NUMBER window function</text:a></text:p>
          </table:table-cell>
          <table:table-cell table:number-columns-repeated="16376"/>
        </table:table-row>
        <table:table-row table:style-name="ro28">
          <table:table-cell table:number-columns-repeated="3"/>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lag" xlink:type="simple">LAG</text:a> </text:p>
          </table:table-cell>
          <table:table-cell table:style-name="ce107"/>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57" office:value-type="string" calcext:value-type="string">
            <text:p><text:a xlink:href="https://docs.snowflake.com/en/sql-reference/functions/last_value" xlink:type="simple">LAST_VALU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lead" xlink:type="simple">LEAD</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nth_value" xlink:type="simple">NTH_VALU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ntile" xlink:type="simple">NTIL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rank" xlink:type="simple">RANK</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1048479">
          <table:table-cell table:number-columns-repeated="16384"/>
        </table:table-row>
        <table:table-row table:style-name="ro1">
          <table:table-cell table:number-columns-repeated="16384"/>
        </table:table-row>
      </table:table>
      <table:table table:name="Approximate aggregate" table:style-name="ta3">
        <table:table-column table:style-name="co22" table:default-cell-style-name="ce61"/>
        <table:table-column table:style-name="co15" table:default-cell-style-name="ce61"/>
        <table:table-column table:style-name="co2" table:default-cell-style-name="ce80"/>
        <table:table-column table:style-name="co23" table:default-cell-style-name="ce61"/>
        <table:table-column table:style-name="co24" table:default-cell-style-name="ce80"/>
        <table:table-column table:style-name="co25" table:default-cell-style-name="ce61"/>
        <table:table-column table:style-name="co2" table:default-cell-style-name="ce80"/>
        <table:table-column table:style-name="co2" table:default-cell-style-name="ce61"/>
        <table:table-column table:style-name="co3"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208"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office:annotation draw:style-name="gr8" svg:width="2.899cm" svg:height="3.361cm" svg:x="9.538cm" svg:y="3.779cm" draw:caption-point-x="-0.61cm" draw:caption-point-y="1.51cm">
              <dc:creator>Andreas Reichel</dc:creator>
              <dc:date>2024-04-03T00:00:00</dc:date>
              <text:p>There is a similar function <text:span text:style-name="T3">approx_quantile(x, pos)</text:span> but I do not understand how its working (both functions)</text:p>
            </office:annotation>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185" office:value-type="string" calcext:value-type="string">
            <office:annotation draw:style-name="gr4" svg:width="2.899cm" svg:height="1.799cm" svg:x="9.538cm" svg:y="4.305cm" draw:caption-point-x="-0.61cm" draw:caption-point-y="1.51cm">
              <dc:creator>Andreas Reichel</dc:creator>
              <dc:date>2024-04-03T00:00:00</dc:date>
              <text:p>Can be rewritten, however this will alter the query structure</text:p>
            </office:annotation>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4">
          <table:table-cell/>
          <table:table-cell table:style-name="ce185" office:value-type="string" calcext:value-type="string">
            <office:annotation draw:style-name="gr9" draw:text-style-name="P2" svg:width="2.899cm" svg:height="2.571cm" svg:x="9.538cm" svg:y="4.831cm" draw:caption-point-x="-0.61cm" draw:caption-point-y="1.51cm">
              <dc:creator>Andreas Reichel</dc:creator>
              <dc:date>2024-04-03T00:00:00</dc:date>
              <text:p text:style-name="P2"><text:span text:style-name="T4">This can be rewitten however it will alter the query structure</text:span></text:p>
            </office:annotation>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3">
        <table:table-column table:style-name="co26" table:default-cell-style-name="ce61"/>
        <table:table-column table:style-name="co15" table:default-cell-style-name="ce61"/>
        <table:table-column table:style-name="co2" table:default-cell-style-name="ce80"/>
        <table:table-column table:style-name="co27" table:default-cell-style-name="ce61"/>
        <table:table-column table:style-name="co2" table:default-cell-style-name="ce80"/>
        <table:table-column table:style-name="co28" table:default-cell-style-name="ce61"/>
        <table:table-column table:style-name="co29"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29">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14" office:value-type="string" calcext:value-type="string">
            <text:p><text:a xlink:href="https://docs.snowflake.com/en/sql-reference/functions/array_agg" xlink:type="simple">ARRAY_AGG</text:a></text:p>
          </table:table-cell>
          <table:table-cell table:style-name="ce115" office:value-type="string" calcext:value-type="string">
            <text:p>See also <text:a xlink:href="https://docs.snowflake.com/en/sql-reference/functions-aggregation" xlink:type="simple">Aggregate Functions</text:a>.</text:p>
          </table:table-cell>
          <table:table-cell table:style-name="ce97" table:number-columns-repeated="16377"/>
        </table:table-row>
        <table:table-row table:style-name="ro29">
          <table:table-cell/>
          <table:table-cell table:style-name="ce168"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57"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182" office:value-type="string" calcext:value-type="string">
            <office:annotation draw:style-name="gr4" svg:width="2.899cm" svg:height="1.799cm" svg:x="82.213cm" svg:y="3.241cm" draw:caption-point-x="-0.61cm" draw:caption-point-y="1.51cm">
              <dc:creator>Andreas Reichel</dc:creator>
              <dc:date>2024-04-19T00:00:00</dc:date>
              <text:p>no mixed data types</text:p>
            </office:annotation>
            <text:p><text:a xlink:href="https://docs.aws.amazon.com/redshift/latest/dg/r_array.html" xlink:type="simple">array function</text:a></text:p>
          </table:table-cell>
          <table:table-cell table:number-columns-repeated="16376"/>
        </table:table-row>
        <table:table-row table:style-name="ro29">
          <table:table-cell/>
          <table:table-cell table:style-name="ce208"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57"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208" office:value-type="string" calcext:value-type="string">
            <text:p><text:a xlink:href="https://docs.aws.amazon.com/redshift/latest/dg/r_array_concat.html" xlink:type="simple">array_concat function</text:a></text:p>
          </table:table-cell>
          <table:table-cell table:number-columns-repeated="16376"/>
        </table:table-row>
        <table:table-row table:style-name="ro29">
          <table:table-cell/>
          <table:table-cell table:style-name="ce208"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168" office:value-type="string" calcext:value-type="string">
            <text:p><text:a xlink:href="https://docs.aws.amazon.com/redshift/latest/dg/array_flatten.html" xlink:type="simple">array_flatten function</text:a></text:p>
          </table:table-cell>
          <table:table-cell table:number-columns-repeated="16376"/>
        </table:table-row>
        <table:table-row table:style-name="ro29">
          <table:table-cell/>
          <table:table-cell table:style-name="ce208" office:value-type="string" calcext:value-type="string">
            <office:annotation draw:style-name="gr6" svg:width="2.899cm" svg:height="2.176cm" svg:x="8.483cm" svg:y="4.781cm" draw:caption-point-x="-0.61cm" draw:caption-point-y="1.51cm">
              <dc:creator>Andreas Reichel</dc:creator>
              <dc:date>2024-04-03T00:00:00</dc:date>
              <text:p>There is a bug: This function alters the provided Array also! see </text:p>
            </office:annotation>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57"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168"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29">
          <table:table-cell/>
          <table:table-cell table:style-name="ce168"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57"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168" office:value-type="string" calcext:value-type="string">
            <text:p><text:a xlink:href="https://docs.aws.amazon.com/redshift/latest/dg/split_to_array.html" xlink:type="simple">split_to_array function</text:a></text:p>
          </table:table-cell>
          <table:table-cell table:number-columns-repeated="16376"/>
        </table:table-row>
        <table:table-row table:style-name="ro29">
          <table:table-cell/>
          <table:table-cell table:style-name="ce168"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57"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style-name="ce168"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57" office:value-type="string" calcext:value-type="string">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57"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57"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57"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Preview Feature, "RANGE" seems to be a specific Data Type</text:p>
          </table:table-cell>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57"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57"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57"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57"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23">
          <table:table-cell/>
          <table:table-cell table:style-name="ce214"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57"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57"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57"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57" office:value-type="string" calcext:value-type="string">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57"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57" office:value-type="string" calcext:value-type="string">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57"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57"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57"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57"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57"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57"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57"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57"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57"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57"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0" table:default-cell-style-name="ce61"/>
        <table:table-column table:style-name="co15" table:default-cell-style-name="ce61"/>
        <table:table-column table:style-name="co2" table:default-cell-style-name="ce80"/>
        <table:table-column table:style-name="co2" table:default-cell-style-name="ce61"/>
        <table:table-column table:style-name="co31" table:default-cell-style-name="ce80"/>
        <table:table-column table:style-name="co31" table:default-cell-style-name="ce61"/>
        <table:table-column table:style-name="co32" table:default-cell-style-name="ce61"/>
        <table:table-column table:style-name="co2" table:default-cell-style-name="ce80"/>
        <table:table-column table:style-name="co2" table:default-cell-style-name="ce61"/>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3" table:default-cell-style-name="ce61"/>
        <table:table-column table:style-name="co15" table:default-cell-style-name="ce61"/>
        <table:table-column table:style-name="co2" table:default-cell-style-name="ce80"/>
        <table:table-column table:style-name="co34" table:default-cell-style-name="ce61"/>
        <table:table-column table:style-name="co2" table:default-cell-style-name="ce80"/>
        <table:table-column table:style-name="co3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57"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57"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57" office:value-type="string" calcext:value-type="string">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57"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to_double" xlink:type="simple">TO_DOUBLE</text:a></text:p>
          </table:table-cell>
          <table:table-cell table:style-name="ce107" office:value-type="string" calcext:value-type="string">
            <text:p/>
          </table:table-cell>
          <table:table-cell table:style-name="ce57"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57"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57"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57"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57"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57"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57"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57"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57"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57"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57"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57"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57"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57"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57"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57"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57"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57"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57"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57"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office:forms form:automatic-focus="false" form:apply-design-mode="false"/>
        <table:table-column table:style-name="co36" table:default-cell-style-name="ce61"/>
        <table:table-column table:style-name="co15" table:default-cell-style-name="ce61"/>
        <table:table-column table:style-name="co2" table:default-cell-style-name="ce80"/>
        <table:table-column table:style-name="co37" table:default-cell-style-name="ce61"/>
        <table:table-column table:style-name="co2" table:default-cell-style-name="ce80"/>
        <table:table-column table:style-name="co38" table:default-cell-style-name="ce61"/>
        <table:table-column table:style-name="co39" table:default-cell-style-name="ce80"/>
        <table:table-column table:style-name="co40" table:default-cell-style-name="ce173"/>
        <table:table-column table:style-name="co41" table:default-cell-style-name="ce179"/>
        <table:table-column table:style-name="co42" table:default-cell-style-name="ce61"/>
        <table:table-column table:style-name="co43" table:default-cell-style-name="ce61"/>
        <table:table-column table:style-name="co3" table:number-columns-repeated="16373"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office:annotation draw:style-name="gr10" svg:width="26.431cm" svg:height="10.113cm" svg:x="32.056cm" svg:y="0.725cm" draw:caption-point-x="-6.073cm" draw:caption-point-y="1.994cm">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68"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168" office:value-type="string" calcext:value-type="string">
            <office:annotation draw:style-name="gr4" svg:width="2.899cm" svg:height="1.799cm" svg:x="60.632cm" svg:y="3.254cm" draw:caption-point-x="-0.61cm" draw:caption-point-y="1.51cm">
              <dc:creator>Andreas Reichel</dc:creator>
              <dc:date>2024-04-23T00:00:00</dc:date>
              <text:p>no negative arguments</text:p>
            </office:annotation>
            <text:p><text:a xlink:href="https://docs.snowflake.com/en/sql-reference/functions/date_from_parts" xlink:type="simple">DATE_FROM_PARTS</text:a></text:p>
          </table:table-cell>
          <table:table-cell table:style-name="ce107" office:value-type="string" calcext:value-type="string">
            <text:p/>
          </table:table-cell>
          <table:table-cell table:style-name="ce201" office:value-type="string" calcext:value-type="string">
            <text:p><text:a xlink:href="https://docs.aws.amazon.com/redshift/latest/dg/r_ADD_MONTHS.html" xlink:type="simple">ADD_MONTHS function</text:a></text:p>
          </table:table-cell>
          <table:table-cell table:number-columns-repeated="16376"/>
        </table:table-row>
        <table:table-row table:style-name="ro30">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168"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204" office:value-type="string" calcext:value-type="string">
            <text:p><text:a xlink:href="https://docs.aws.amazon.com/redshift/latest/dg/r_AT_TIME_ZONE.html" xlink:type="simple">AT TIME ZONE function</text:a></text:p>
          </table:table-cell>
          <table:table-cell table:number-columns-repeated="16376"/>
        </table:table-row>
        <table:table-row table:style-name="ro31">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timestamp_from_parts" xlink:type="simple">TIMESTAMP_FROM_PARTS</text:a></text:p>
          </table:table-cell>
          <table:table-cell table:style-name="ce107"/>
          <table:table-cell table:style-name="ce201"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31">
          <table:table-cell/>
          <table:table-cell table:style-name="ce170" office:value-type="string" calcext:value-type="string">
            <office:annotation office:display="true" draw:style-name="gr11" svg:width="5.411cm" svg:height="2.865cm" svg:x="11.206cm" svg:y="9.727cm" draw:caption-point-x="-0.61cm" draw:caption-point-y="1.51cm">
              <dc:creator>Andreas Reichel</dc:creator>
              <dc:date>2024-03-17T00:00:00</dc:date>
              <text:p><text:span text:style-name="T5">DUCKDB does not support WEEK vs. ISOWEEK, </text:span></text:p>
              <text:p><text:span text:style-name="T5">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204"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168"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201"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208"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208"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182" office:value-type="string" calcext:value-type="string">
            <office:annotation draw:style-name="gr4" svg:width="2.899cm" svg:height="1.799cm" svg:x="60.632cm" svg:y="13.789cm" draw:caption-point-x="-0.61cm" draw:caption-point-y="1.51cm">
              <dc:creator>Andreas Reichel</dc:creator>
              <dc:date>2024-04-23T00:00:00</dc:date>
              <text:p>only DatePart MONTH supported</text:p>
            </office:annotation>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201"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169"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201"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2" svg:width="2.899cm" svg:height="3.756cm" svg:x="11.206cm" svg:y="15.335cm" draw:caption-point-x="-0.61cm" draw:caption-point-y="1.51cm">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184"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184"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208"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204"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182" office:value-type="string" calcext:value-type="string">
            <office:annotation draw:style-name="gr4" svg:width="2.899cm" svg:height="1.799cm" svg:x="60.632cm" svg:y="16.911cm" draw:caption-point-x="-0.61cm" draw:caption-point-y="1.51cm">
              <dc:creator>Andreas Reichel</dc:creator>
              <dc:date>2024-04-23T00:00:00</dc:date>
              <text:p>different Ultimo handling</text:p>
            </office:annotation>
            <text:p><text:a xlink:href="https://docs.snowflake.com/en/sql-reference/functions/add_months" xlink:type="simple">ADD_MONTHS</text:a></text:p>
          </table:table-cell>
          <table:table-cell table:style-name="ce107" office:value-type="string" calcext:value-type="string">
            <text:p/>
          </table:table-cell>
          <table:table-cell table:style-name="ce201" office:value-type="string" calcext:value-type="string">
            <text:p><text:a xlink:href="https://docs.aws.amazon.com/redshift/latest/dg/r_EXTRACT_function.html" xlink:type="simple">EXTRACT function</text:a></text:p>
          </table:table-cell>
          <table:table-cell table:number-columns-repeated="16376"/>
        </table:table-row>
        <table:table-row table:style-name="ro25">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168"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GETDATE.html" xlink:type="simple">GETDATE function</text:a></text:p>
          </table:table-cell>
          <table:table-cell table:number-columns-repeated="16376"/>
        </table:table-row>
        <table:table-row table:style-name="ro25">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168"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184"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204"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168"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207" office:value-type="string" calcext:value-type="string">
            <office:annotation draw:style-name="gr4" svg:width="2.899cm" svg:height="1.799cm" svg:x="76.705cm" svg:y="20.002cm" draw:caption-point-x="-0.61cm" draw:caption-point-y="1.51cm">
              <dc:creator>Andreas Reichel</dc:creator>
              <dc:date>2024-04-14T00:00:00</dc:date>
              <text:p>Fraction based on Days and Timestamp is not supported</text:p>
            </office:annotation>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168"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212"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168"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201"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168"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201" office:value-type="string" calcext:value-type="string">
            <text:p><text:a xlink:href="https://docs.aws.amazon.com/redshift/latest/dg/r_TIMEOFDAY_function.html" xlink:type="simple">TIMEOFDAY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182" office:value-type="string" calcext:value-type="string">
            <office:annotation draw:style-name="gr4" svg:width="2.899cm" svg:height="1.799cm" svg:x="60.632cm" svg:y="22.104cm" draw:caption-point-x="-0.61cm" draw:caption-point-y="1.51cm">
              <dc:creator>Andreas Reichel</dc:creator>
              <dc:date>2024-04-25T00:56:00</dc:date>
              <text:p>see issue https://github.com/duckdb/duckdb/issues/11799</text:p>
            </office:annotation>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TIMESTAMP_CMP.html" xlink:type="simple">TIMESTAMP_CMP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168"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201"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168"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201"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168"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168"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168" office:value-type="string" calcext:value-type="string">
            <text:p><text:a xlink:href="https://docs.snowflake.com/en/sql-reference/functions/to_timestamp" xlink:type="simple">TO_TIMESTAMP / TO_TIMESTAMP_*</text:a></text:p>
          </table:table-cell>
          <table:table-cell table:style-name="ce107"/>
          <table:table-cell table:style-name="ce201"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168" office:value-type="string" calcext:value-type="string">
            <text:p><text:a xlink:href="https://docs.snowflake.com/en/sql-reference/functions/convert_timezone" xlink:type="simple">CONVERT_TIMEZONE</text:a></text:p>
          </table:table-cell>
          <table:table-cell table:style-name="ce107"/>
          <table:table-cell table:style-name="ce201"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184" office:value-type="string" calcext:value-type="string">
            <office:annotation draw:style-name="gr4" svg:width="2.899cm" svg:height="1.799cm" svg:x="60.632cm" svg:y="26.772cm" draw:caption-point-x="-0.61cm" draw:caption-point-y="1.51cm">
              <dc:creator>Andreas Reichel</dc:creator>
              <dc:date>2024-04-25T00:56:00</dc:date>
              <text:p>relates to Alerts</text:p>
            </office:annotation>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201"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184" office:value-type="string" calcext:value-type="string">
            <office:annotation draw:style-name="gr4" svg:width="2.899cm" svg:height="1.799cm" svg:x="60.632cm" svg:y="27.297cm" draw:caption-point-x="-0.61cm" draw:caption-point-y="1.51cm">
              <dc:creator>Andreas Reichel</dc:creator>
              <dc:date>2024-04-25T00:56:00</dc:date>
              <text:p>relates to Alerts</text:p>
            </office:annotation>
            <text:p><text:a xlink:href="https://docs.snowflake.com/en/sql-reference/functions/scheduled_time" xlink:type="simple">SCHEDULED_TIME</text:a></text:p>
          </table:table-cell>
          <table:table-cell/>
          <table:table-cell table:style-name="ce201" office:value-type="string" calcext:value-type="string">
            <office:annotation draw:style-name="gr12" svg:width="2.899cm" svg:height="2.966cm" svg:x="76.705cm" svg:y="27.297cm" draw:caption-point-x="-0.61cm" draw:caption-point-y="1.51cm">
              <dc:creator>Andreas Reichel</dc:creator>
              <dc:date>2024-04-15T00:00:00</dc:date>
              <text:p>Strinctly understood as DATE_TRUNC, not supporting TRUNC on NUMBERS</text:p>
              <text:p/>
            </office:annotation>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2"/>
          <table:table-cell table:style-name="ce203"/>
          <table:table-cell table:number-columns-repeated="16376"/>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4">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27" office:value-type="string" calcext:value-type="string">
            <text:p>Datepart or timepart </text:p>
          </table:table-cell>
          <table:table-cell table:style-name="ce27" office:value-type="string" calcext:value-type="string">
            <text:p>Meaning </text:p>
          </table:table-cell>
          <table:table-cell table:style-name="ce177" office:value-type="string" calcext:value-type="string">
            <text:p>Specifier</text:p>
          </table:table-cell>
          <table:table-cell table:style-name="ce180" office:value-type="string" calcext:value-type="string">
            <text:p>Description</text:p>
          </table:table-cell>
          <table:table-cell table:number-columns-repeated="16373"/>
        </table:table-row>
        <table:table-row table:style-name="ro25">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217" office:value-type="string" calcext:value-type="string">
            <text:p>BC or B.C., AD or A.D., b.c. or bc, ad or a.d. </text:p>
          </table:table-cell>
          <table:table-cell table:style-name="ce217" office:value-type="string" calcext:value-type="string">
            <text:p>Upper and lowercase era indicators </text:p>
          </table:table-cell>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3"/>
        </table:table-row>
        <table:table-row table:style-name="ro25">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217" office:value-type="string" calcext:value-type="string">
            <text:p>CC </text:p>
          </table:table-cell>
          <table:table-cell table:style-name="ce217" office:value-type="string" calcext:value-type="string">
            <text:p>Two-digit century number</text:p>
          </table:table-cell>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3"/>
        </table:table-row>
        <table:table-row table:style-name="ro25">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3" office:value-type="string" calcext:value-type="string">
            <text:p>YYYY, YYY, YY, Y </text:p>
          </table:table-cell>
          <table:table-cell table:style-name="ce13" office:value-type="string" calcext:value-type="string">
            <text:p>4-digit, 3-digit, 2-digit, 1-digit year number</text:p>
          </table:table-cell>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3"/>
        </table:table-row>
        <table:table-row table:style-name="ro25">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217" office:value-type="string" calcext:value-type="string">
            <text:p>Y,YYY </text:p>
          </table:table-cell>
          <table:table-cell table:style-name="ce217" office:value-type="string" calcext:value-type="string">
            <text:p>4-digit year number with comma </text:p>
          </table:table-cell>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3"/>
        </table:table-row>
        <table:table-row table:style-name="ro25">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3" office:value-type="string" calcext:value-type="string">
            <text:p>IYYY, IYY, IY, I </text:p>
          </table:table-cell>
          <table:table-cell table:style-name="ce13" office:value-type="string" calcext:value-type="string">
            <text:p>4-digit, 3-digit, 2-digit, 1-digit International Organization for Standardization (ISO) year number</text:p>
          </table:table-cell>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3"/>
        </table:table-row>
        <table:table-row table:style-name="ro23">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217" office:value-type="string" calcext:value-type="string">
            <text:p>Q </text:p>
          </table:table-cell>
          <table:table-cell table:style-name="ce217" office:value-type="string" calcext:value-type="string">
            <text:p>Quarter number (1 to 4) </text:p>
          </table:table-cell>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3"/>
        </table:table-row>
        <table:table-row table:style-name="ro25">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3" office:value-type="string" calcext:value-type="string">
            <text:p>MONTH, Month, month </text:p>
          </table:table-cell>
          <table:table-cell table:style-name="ce13" office:value-type="string" calcext:value-type="string">
            <text:p>Month name (uppercase, mixed-case, lowercase, blank-padded to 9 characters) </text:p>
          </table:table-cell>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3"/>
        </table:table-row>
        <table:table-row table:style-name="ro23">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3" office:value-type="string" calcext:value-type="string">
            <text:p>MON, Mon, mon </text:p>
          </table:table-cell>
          <table:table-cell table:style-name="ce13" office:value-type="string" calcext:value-type="string">
            <text:p>Abbreviated month name (uppercase, mixed-case, lowercase, blank-padded to 3 characters) </text:p>
          </table:table-cell>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3"/>
        </table:table-row>
        <table:table-row table:style-name="ro23">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3" office:value-type="string" calcext:value-type="string">
            <text:p>MM </text:p>
          </table:table-cell>
          <table:table-cell table:style-name="ce13" office:value-type="string" calcext:value-type="string">
            <text:p>Month number (01-12) </text:p>
          </table:table-cell>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3"/>
        </table:table-row>
        <table:table-row table:style-name="ro31">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219" office:value-type="string" calcext:value-type="string">
            <text:p>RM, rm </text:p>
          </table:table-cell>
          <table:table-cell table:style-name="ce219" office:value-type="string" calcext:value-type="string">
            <text:p>Month number in Roman numerals (I–XII, with I being January, uppercase or lowercase) </text:p>
          </table:table-cell>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3"/>
        </table:table-row>
        <table:table-row table:style-name="ro31">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219" office:value-type="string" calcext:value-type="string">
            <text:p>W </text:p>
          </table:table-cell>
          <table:table-cell table:style-name="ce219" office:value-type="string" calcext:value-type="string">
            <text:p>Week of month (1–5; the first week starts on the first day of the month.) </text:p>
          </table:table-cell>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3"/>
        </table:table-row>
        <table:table-row table:style-name="ro31">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3" office:value-type="string" calcext:value-type="string">
            <text:p>WW </text:p>
          </table:table-cell>
          <table:table-cell table:style-name="ce13" office:value-type="string" calcext:value-type="string">
            <text:p>Week number of year (1–53; the first week starts on the first day of the year.) </text:p>
          </table:table-cell>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3"/>
        </table:table-row>
        <table:table-row table:style-name="ro23">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3" office:value-type="string" calcext:value-type="string">
            <text:p>IW </text:p>
          </table:table-cell>
          <table:table-cell table:style-name="ce13" office:value-type="string" calcext:value-type="string">
            <text:p>ISO week number of year (the first Thursday of the new year is in week 1.) </text:p>
          </table:table-cell>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3"/>
        </table:table-row>
        <table:table-row table:style-name="ro23">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3" office:value-type="string" calcext:value-type="string">
            <text:p>DAY, Day, day </text:p>
          </table:table-cell>
          <table:table-cell table:style-name="ce13" office:value-type="string" calcext:value-type="string">
            <text:p>Day name (uppercase, mixed-case, lowercase, blank-padded to 9 characters) </text:p>
          </table:table-cell>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3"/>
        </table:table-row>
        <table:table-row table:style-name="ro23">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3" office:value-type="string" calcext:value-type="string">
            <text:p>DY, Dy, dy </text:p>
          </table:table-cell>
          <table:table-cell table:style-name="ce13" office:value-type="string" calcext:value-type="string">
            <text:p>Abbreviated day name (uppercase, mixed-case, lowercase, blank-padded to 3 characters) </text:p>
          </table:table-cell>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3"/>
        </table:table-row>
        <table:table-row table:style-name="ro23">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3" office:value-type="string" calcext:value-type="string">
            <text:p>DDD </text:p>
          </table:table-cell>
          <table:table-cell table:style-name="ce13" office:value-type="string" calcext:value-type="string">
            <text:p>Day of year (001–366) </text:p>
          </table:table-cell>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3"/>
        </table:table-row>
        <table:table-row table:style-name="ro25">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219" office:value-type="string" calcext:value-type="string">
            <text:p>IDDD </text:p>
          </table:table-cell>
          <table:table-cell table:style-name="ce219" office:value-type="string" calcext:value-type="string">
            <text:p>Day of ISO 8601 week-numbering year (001-371; day 1 of the year is Monday of the first ISO week) </text:p>
          </table:table-cell>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3"/>
        </table:table-row>
        <table:table-row table:style-name="ro25">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3" office:value-type="string" calcext:value-type="string">
            <text:p>DD </text:p>
          </table:table-cell>
          <table:table-cell table:style-name="ce13" office:value-type="string" calcext:value-type="string">
            <text:p>Day of month as a number (01–31) </text:p>
          </table:table-cell>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3"/>
        </table:table-row>
        <table:table-row table:style-name="ro25">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219" office:value-type="string" calcext:value-type="string">
            <text:p>D </text:p>
          </table:table-cell>
          <table:table-cell table:style-name="ce219" office:value-type="string" calcext:value-type="string">
            <text:p>Day of week (1–7; Sunday is 1) </text:p>
          </table:table-cell>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3"/>
        </table:table-row>
        <table:table-row table:style-name="ro32">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3" office:value-type="string" calcext:value-type="string">
            <text:p>Note</text:p>
            <text:p>The D datepart behaves differently from the day of week (DOW) datepart used for the datetime functions DATE_PART and EXTRACT. DOW is based on integers 0–6, where Sunday is 0. For more information, see <text:a xlink:href="https://docs.aws.amazon.com/redshift/latest/dg/r_Dateparts_for_datetime_functions.html" xlink:type="simple">Date parts for date or timestamp functions</text:a>. </text:p>
          </table:table-cell>
          <table:table-cell table:style-name="Default"/>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3"/>
        </table:table-row>
        <table:table-row table:style-name="ro23">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3" office:value-type="string" calcext:value-type="string">
            <text:p>ID </text:p>
          </table:table-cell>
          <table:table-cell table:style-name="ce13" office:value-type="string" calcext:value-type="string">
            <text:p>ISO 8601 day of the week, Monday (1) to Sunday (7) </text:p>
          </table:table-cell>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3"/>
        </table:table-row>
        <table:table-row table:style-name="ro25">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219" office:value-type="string" calcext:value-type="string">
            <text:p>J </text:p>
          </table:table-cell>
          <table:table-cell table:style-name="ce219" office:value-type="string" calcext:value-type="string">
            <text:p>Julian day (days since January 1, 4712 BC) </text:p>
          </table:table-cell>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3"/>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3" office:value-type="string" calcext:value-type="string">
            <text:p>HH24 </text:p>
          </table:table-cell>
          <table:table-cell table:style-name="ce13" office:value-type="string" calcext:value-type="string">
            <text:p>Hour (24-hour clock, 00–23) </text:p>
          </table:table-cell>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3"/>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3" office:value-type="string" calcext:value-type="string">
            <text:p>HH or HH12 </text:p>
          </table:table-cell>
          <table:table-cell table:style-name="ce13" office:value-type="string" calcext:value-type="string">
            <text:p>Hour (12-hour clock, 01–12) </text:p>
          </table:table-cell>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3"/>
        </table:table-row>
        <table:table-row table:style-name="ro23">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3" office:value-type="string" calcext:value-type="string">
            <text:p>MI </text:p>
          </table:table-cell>
          <table:table-cell table:style-name="ce13" office:value-type="string" calcext:value-type="string">
            <text:p>Minutes (00–59) </text:p>
          </table:table-cell>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3"/>
        </table:table-row>
        <table:table-row table:style-name="ro33">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3" office:value-type="string" calcext:value-type="string">
            <text:p>SS </text:p>
          </table:table-cell>
          <table:table-cell table:style-name="ce13" office:value-type="string" calcext:value-type="string">
            <text:p>Seconds (00–59) </text:p>
          </table:table-cell>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3"/>
        </table:table-row>
        <table:table-row table:style-name="ro26">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3" office:value-type="string" calcext:value-type="string">
            <text:p>MS</text:p>
          </table:table-cell>
          <table:table-cell table:style-name="ce13" office:value-type="string" calcext:value-type="string">
            <text:p>Milliseconds (.000) </text:p>
          </table:table-cell>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3"/>
        </table:table-row>
        <table:table-row table:style-name="ro26">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3" office:value-type="string" calcext:value-type="string">
            <text:p>US</text:p>
          </table:table-cell>
          <table:table-cell table:style-name="ce13" office:value-type="string" calcext:value-type="string">
            <text:p>Microseconds (.000000) </text:p>
          </table:table-cell>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3"/>
        </table:table-row>
        <table:table-row table:style-name="ro33">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3" office:value-type="string" calcext:value-type="string">
            <text:p>AM or PM, A.M. or P.M., a.m. or p.m., am or pm </text:p>
          </table:table-cell>
          <table:table-cell table:style-name="ce13" office:value-type="string" calcext:value-type="string">
            <text:p>Upper and lowercase meridian indicators (for 12-hour clock) </text:p>
          </table:table-cell>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3"/>
        </table:table-row>
        <table:table-row table:style-name="ro25">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3" office:value-type="string" calcext:value-type="string">
            <text:p>TZ, tz</text:p>
          </table:table-cell>
          <table:table-cell table:style-name="ce13" office:value-type="string" calcext:value-type="string">
            <text:p>Upper and lowercase time zone abbreviation; valid for TIMESTAMPTZ only</text:p>
          </table:table-cell>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3"/>
        </table:table-row>
        <table:table-row table:style-name="ro23">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3" office:value-type="string" calcext:value-type="string">
            <text:p>OF</text:p>
          </table:table-cell>
          <table:table-cell table:style-name="ce13" office:value-type="string" calcext:value-type="string">
            <text:p>Offset from UTC; valid for TIMESTAMPTZ only</text:p>
          </table:table-cell>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3"/>
        </table:table-row>
        <table:table-row table:style-name="ro23">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3"/>
        </table:table-row>
        <table:table-row table:style-name="ro26">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3"/>
        </table:table-row>
        <table:table-row table:style-name="ro23">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3"/>
        </table:table-row>
        <table:table-row table:style-name="ro23">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3"/>
        </table:table-row>
        <table:table-row table:style-name="ro25">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3"/>
        </table:table-row>
        <table:table-row table:style-name="ro25">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Default" table:number-columns-repeated="2"/>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3"/>
        </table:table-row>
        <table:table-row table:style-name="ro25">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3">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3">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5">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5">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3">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4" table:default-cell-style-name="ce61"/>
        <table:table-column table:style-name="co15" table:default-cell-style-name="ce61"/>
        <table:table-column table:style-name="co2" table:default-cell-style-name="ce80"/>
        <table:table-column table:style-name="co45" table:default-cell-style-name="ce61"/>
        <table:table-column table:style-name="co2" table:default-cell-style-name="ce80"/>
        <table:table-column table:style-name="co46"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6">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30">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6">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6">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7" table:default-cell-style-name="ce61"/>
        <table:table-column table:style-name="co15" table:default-cell-style-name="ce61"/>
        <table:table-column table:style-name="co2" table:default-cell-style-name="ce80"/>
        <table:table-column table:style-name="co48" table:default-cell-style-name="ce61"/>
        <table:table-column table:style-name="co2" table:default-cell-style-name="ce80"/>
        <table:table-column table:style-name="co2" table:default-cell-style-name="ce61"/>
        <table:table-column table:style-name="co49" table:default-cell-style-name="ce80"/>
        <table:table-column table:style-name="co50"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8"><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4">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3">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51" table:default-cell-style-name="ce117"/>
        <table:table-column table:style-name="co15" table:default-cell-style-name="ce117"/>
        <table:table-column table:style-name="co2" table:default-cell-style-name="ce240"/>
        <table:table-column table:style-name="co52" table:default-cell-style-name="ce117"/>
        <table:table-column table:style-name="co2" table:default-cell-style-name="ce240"/>
        <table:table-column table:style-name="co53" table:default-cell-style-name="ce117"/>
        <table:table-column table:style-name="co54" table:default-cell-style-name="ce240"/>
        <table:table-column table:style-name="co2" table:default-cell-style-name="ce117"/>
        <table:table-column table:style-name="co3"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5" table:default-cell-style-name="ce61"/>
        <table:table-column table:style-name="co2" table:default-cell-style-name="ce80"/>
        <table:table-column table:style-name="co55" table:default-cell-style-name="ce61"/>
        <table:table-column table:style-name="co2" table:default-cell-style-name="ce80"/>
        <table:table-column table:style-name="co56"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7" table:default-cell-style-name="ce61"/>
        <table:table-column table:style-name="co15" table:default-cell-style-name="ce61"/>
        <table:table-column table:style-name="co2" table:default-cell-style-name="ce80"/>
        <table:table-column table:style-name="co2" table:default-cell-style-name="ce61"/>
        <table:table-column table:style-name="co58" table:default-cell-style-name="ce80"/>
        <table:table-column table:style-name="co58"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59" table:default-cell-style-name="ce61"/>
        <table:table-column table:style-name="co15" table:default-cell-style-name="ce61"/>
        <table:table-column table:style-name="co2" table:default-cell-style-name="ce80"/>
        <table:table-column table:style-name="co21" table:default-cell-style-name="ce61"/>
        <table:table-column table:style-name="co2" table:default-cell-style-name="ce80"/>
        <table:table-column table:style-name="co19" table:default-cell-style-name="ce61"/>
        <table:table-column table:style-name="co27" table:default-cell-style-name="ce80"/>
        <table:table-column table:style-name="co60"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4">
        <table:table-column table:style-name="co59" table:default-cell-style-name="ce61"/>
        <table:table-column table:style-name="co15" table:default-cell-style-name="ce61"/>
        <table:table-column table:style-name="co2" table:default-cell-style-name="ce80"/>
        <table:table-column table:style-name="co38" table:default-cell-style-name="ce61"/>
        <table:table-column table:style-name="co2" table:default-cell-style-name="ce80"/>
        <table:table-column table:style-name="co6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23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23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23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23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23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23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23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23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23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23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238"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238"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238"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23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0.613cm" draw:caption-point-x="-0.61cm" draw:caption-point-y="1.51cm">
              <dc:creator>Andreas Reichel</dc:creator>
              <dc:date>2024-03-31T00:00: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23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23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237" office:value-type="string" calcext:value-type="string">
            <text:p><text:a xlink:href="https://docs.aws.amazon.com/redshift/latest/dg/r_LOG.html" xlink:type="simple">LOG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23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23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23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23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23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23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23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344cm" draw:caption-point-x="-0.61cm" draw:caption-point-y="1.51cm">
              <dc:creator>Andreas Reichel</dc:creator>
              <dc:date>2024-04-01T00:00:00</dc:date>
              <text:p>broken in DuckDB for division by zero</text:p>
            </office:annotation>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23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869cm" draw:caption-point-x="-0.61cm" draw:caption-point-y="1.51cm">
              <dc:creator>Andreas Reichel</dc:creator>
              <dc:date>2024-04-01T00:00:00</dc:date>
              <text:p>broken in DuckDb for division by infinite</text:p>
            </office:annotation>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23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237" office:value-type="string" calcext:value-type="string">
            <text:p><text:a xlink:href="https://docs.aws.amazon.com/redshift/latest/dg/r_TAN.html" xlink:type="simple">T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104" office:value-type="string" calcext:value-type="string">
            <office:annotation draw:style-name="gr4" svg:width="2.899cm" svg:height="1.799cm" svg:x="85.073cm" svg:y="17.92cm" draw:caption-point-x="-0.61cm" draw:caption-point-y="1.51cm">
              <dc:creator>Andreas Reichel</dc:creator>
              <dc:date>2024-04-19T00:00:00</dc:date>
              <text:p>Collides with DATE_TRUNC</text:p>
            </office:annotation>
            <text:p><text:a xlink:href="https://docs.aws.amazon.com/redshift/latest/dg/r_TRUNC.html" xlink:type="simple">TRUNC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208"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101"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4">
          <table:table-cell/>
          <table:table-cell table:style-name="ce208"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et" table:style-name="ta2">
        <table:table-column table:style-name="co62" table:default-cell-style-name="Default"/>
        <table:table-column table:style-name="co15"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6"><text:a xlink:href="https://docs.databricks.com/en/sql/language-manual/index.html" xlink:type="simple">https://docs.databricks.com/en/sql/language-manual/index.html</text:a></text:span></text:p>
          </table:table-cell>
          <table:table-cell office:value-type="string" calcext:value-type="string">
            <text:p><text:span text:style-name="T16"><text:a xlink:href="https://docs.snowflake.com/en/sql-reference-commands" xlink:type="simple">https://docs.snowflake.com/en/sql-reference-commands</text:a></text:span></text:p>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34">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Map" table:style-name="ta2">
        <table:table-column table:style-name="co63" table:default-cell-style-name="ce61"/>
        <table:table-column table:style-name="co15" table:default-cell-style-name="ce61"/>
        <table:table-column table:style-name="co2" table:default-cell-style-name="ce80"/>
        <table:table-column table:style-name="co64" table:default-cell-style-name="ce61"/>
        <table:table-column table:style-name="co2" table:default-cell-style-name="ce80"/>
        <table:table-column table:style-name="co6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3">
        <table:table-column table:style-name="co66" table:default-cell-style-name="ce61"/>
        <table:table-column table:style-name="co15" table:default-cell-style-name="ce61"/>
        <table:table-column table:style-name="co2" table:default-cell-style-name="ce80"/>
        <table:table-column table:style-name="co67" table:default-cell-style-name="ce61"/>
        <table:table-column table:style-name="co2" table:default-cell-style-name="ce80"/>
        <table:table-column table:style-name="co68"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57"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57" office:value-type="string" calcext:value-type="string">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208"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57" office:value-type="string" calcext:value-type="string">
            <text:p><text:a xlink:href="https://docs.snowflake.com/en/sql-reference/functions/regexp_instr" xlink:type="simple">REGEXP_INSTR</text:a></text:p>
          </table:table-cell>
          <table:table-cell table:style-name="ce107" office:value-type="string" calcext:value-type="string">
            <text:p/>
          </table:table-cell>
          <table:table-cell table:style-name="ce208"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57"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168"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57" office:value-type="string" calcext:value-type="string">
            <text:p><text:a xlink:href="https://docs.snowflake.com/en/sql-reference/functions/regexp_replace" xlink:type="simple">REGEXP_REPLACE</text:a></text:p>
          </table:table-cell>
          <table:table-cell table:style-name="ce107" office:value-type="string" calcext:value-type="string">
            <text:p/>
          </table:table-cell>
          <table:table-cell table:style-name="ce168"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regexp_substr" xlink:type="simple">REGEXP_SUBSTR</text:a></text:p>
          </table:table-cell>
          <table:table-cell table:style-name="ce107" office:value-type="string" calcext:value-type="string">
            <text:p/>
          </table:table-cell>
          <table:table-cell table:style-name="ce208"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4">
          <table:table-cell/>
          <table:table-cell table:style-name="ce214"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57" office:value-type="string" calcext:value-type="string">
            <text:p><text:a xlink:href="https://docs.snowflake.com/en/sql-reference/functions/regexp_substr_all" xlink:type="simple">REGEXP_SUBSTR_ALL</text:a></text:p>
          </table:table-cell>
          <table:table-cell table:style-name="ce107" office:value-type="string" calcext:value-type="string">
            <text:p/>
          </table:table-cell>
          <table:table-cell table:style-name="ce168"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57" office:value-type="string" calcext:value-type="string">
            <text:p><text:a xlink:href="https://docs.snowflake.com/en/sql-reference/functions/rlike" xlink:type="simple">[ NOT ] RLIKE</text:a></text:p>
          </table:table-cell>
          <table:table-cell table:style-name="ce107"/>
          <table:table-cell table:style-name="ce168"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4">
          <table:table-cell/>
          <table:table-cell table:style-name="ce182" office:value-type="string" calcext:value-type="string">
            <office:annotation draw:style-name="gr8" svg:width="2.899cm" svg:height="3.361cm" svg:x="9.164cm" svg:y="8.459cm" draw:caption-point-x="-0.61cm" draw:caption-point-y="1.51cm">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168"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4" svg:width="2.899cm" svg:height="1.799cm" svg:x="10.872cm" svg:y="12.743cm" draw:caption-point-x="-2.318cm" draw:caption-point-y="-1.774cm">
              <dc:creator>Andreas Reichel</dc:creator>
              <dc:date>2024-03-23T00:00:00</dc:date>
              <text:p>Optional 3<text:span text:style-name="T6">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208"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184"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208"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184"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57"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184"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184" office:value-type="string" calcext:value-type="string">
            <text:p><text:a xlink:href="https://docs.aws.amazon.com/redshift/latest/dg/r_INITCAP.html" xlink:type="simple">INITCAP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57"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208" office:value-type="string" calcext:value-type="string">
            <text:p><text:a xlink:href="https://docs.aws.amazon.com/redshift/latest/dg/r_LEFT.html" xlink:type="simple">LEFT and RIGHT functions</text:a></text:p>
          </table:table-cell>
          <table:table-cell table:number-columns-repeated="16376"/>
        </table:table-row>
        <table:table-row table:style-name="ro24">
          <table:table-cell/>
          <table:table-cell table:style-name="ce182" office:value-type="string" calcext:value-type="string">
            <office:annotation draw:style-name="gr13" svg:width="2.899cm" svg:height="2.816cm" svg:x="9.164cm" svg:y="13.613cm" draw:caption-point-x="-0.61cm" draw:caption-point-y="1.51cm">
              <dc:creator>Andreas Reichel</dc:creator>
              <dc:date>2024-03-23T00:00:00</dc:date>
              <text:p>parameters <text:span text:style-name="T7">`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57"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168"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4.613cm" draw:caption-point-x="-0.61cm" draw:caption-point-y="1.51cm">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57"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168"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57"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208" office:value-type="string" calcext:value-type="string">
            <text:p><text:a xlink:href="https://docs.aws.amazon.com/redshift/latest/dg/r_LOWER.html" xlink:type="simple">LOWER function</text:a></text:p>
          </table:table-cell>
          <table:table-cell table:number-columns-repeated="16376"/>
        </table:table-row>
        <table:table-row table:style-name="ro23">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57"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168"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173cm" draw:caption-point-x="-0.61cm" draw:caption-point-y="1.51cm">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57"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208"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698cm" draw:caption-point-x="-0.61cm" draw:caption-point-y="1.51cm">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57"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168"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6" svg:width="2.899cm" svg:height="2.176cm" svg:x="9.164cm" svg:y="18.224cm" draw:caption-point-x="-0.61cm" draw:caption-point-y="1.51cm">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57"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168"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57"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208"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57"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8" svg:width="2.899cm" svg:height="3.361cm" svg:x="9.164cm" svg:y="20.326cm" draw:caption-point-x="-0.61cm" draw:caption-point-y="1.51cm">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57"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168"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57"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0.852cm" draw:caption-point-x="-0.61cm" draw:caption-point-y="1.51cm">
              <dc:creator>Andreas Reichel</dc:creator>
              <dc:date>2024-04-13T00:00:00</dc:date>
              <text:p>PCRE unsupported</text:p>
            </office:annotation>
            <text:p><text:a xlink:href="https://docs.aws.amazon.com/redshift/latest/dg/REGEXP_INSTR.html" xlink:type="simple">REGEXP_INSTR function</text:a></text:p>
          </table:table-cell>
          <table:table-cell table:number-columns-repeated="16376"/>
        </table:table-row>
        <table:table-row table:style-name="ro24">
          <table:table-cell/>
          <table:table-cell table:style-name="ce182" office:value-type="string" calcext:value-type="string">
            <office:annotation draw:style-name="gr12" svg:width="2.899cm" svg:height="2.966cm" svg:x="9.164cm" svg:y="21.378cm" draw:caption-point-x="-0.61cm" draw:caption-point-y="1.51cm">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57"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1.378cm" draw:caption-point-x="-0.61cm" draw:caption-point-y="1.51cm">
              <dc:creator>Andreas Reichel</dc:creator>
              <dc:date>2024-04-13T00:00:00</dc:date>
              <text:p>PCRE unsupported</text:p>
            </office:annotation>
            <text:p><text:a xlink:href="https://docs.aws.amazon.com/redshift/latest/dg/REGEXP_REPLACE.html" xlink:type="simple">REGEXP_REPLACE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2.378cm" draw:caption-point-x="-0.61cm" draw:caption-point-y="1.51cm">
              <dc:creator>Andreas Reichel</dc:creator>
              <dc:date>2024-04-13T00:00:00</dc:date>
              <text:p>PCRE unsupported</text:p>
              <text:p>Sub-Pattern unsupported</text:p>
            </office:annotation>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57"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208"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208"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168"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4.955cm" draw:caption-point-x="-0.61cm" draw:caption-point-y="1.51cm">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57"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208"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5.48cm" draw:caption-point-x="-0.61cm" draw:caption-point-y="1.51cm">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57"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208"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006cm" draw:caption-point-x="-0.61cm" draw:caption-point-y="1.51cm">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184"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532cm" draw:caption-point-x="-0.61cm" draw:caption-point-y="1.51cm">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208" office:value-type="string" calcext:value-type="string">
            <text:p><text:a xlink:href="https://docs.aws.amazon.com/redshift/latest/dg/SPLIT_PART.html" xlink:type="simple">SPLIT_PART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57"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168"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57"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184"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8.583cm" draw:caption-point-x="-0.61cm" draw:caption-point-y="1.51cm">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57"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208" office:value-type="string" calcext:value-type="string">
            <office:annotation draw:style-name="gr4" svg:width="2.899cm" svg:height="1.799cm" svg:x="88.51cm" svg:y="28.583cm" draw:caption-point-x="-0.61cm" draw:caption-point-y="1.51cm">
              <dc:creator>Andreas Reichel</dc:creator>
              <dc:date>2024-04-13T00:00:00</dc:date>
              <text:p>BYTES unsupported</text:p>
            </office:annotation>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109cm" draw:caption-point-x="-0.61cm" draw:caption-point-y="1.51cm">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57" office:value-type="string" calcext:value-type="string">
            <text:p><text:a xlink:href="https://docs.snowflake.com/en/sql-reference/functions/uuid_string" xlink:type="simple">UUID_STRING</text:a> </text:p>
          </table:table-cell>
          <table:table-cell table:style-name="ce107"/>
          <table:table-cell table:style-name="ce168"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634cm" draw:caption-point-x="-0.61cm" draw:caption-point-y="1.51cm">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208"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16cm" draw:caption-point-x="-0.61cm" draw:caption-point-y="1.51cm">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57"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208"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686cm" draw:caption-point-x="-0.61cm" draw:caption-point-y="1.51cm">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57"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208"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Regular Expression Matching</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gexp" xlink:type="simple">[ NOT ] REGEXP</text:a> </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count" xlink:type="simple">REGEXP_COUNT</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substr_all" xlink:type="simple">REGEXP_EXTRACT_ALL</text:a> </text:p>
          </table:table-cell>
          <table:table-cell table:style-name="ce87" office:value-type="string" calcext:value-type="string">
            <text:p>Alias for REGEXP_SUBSTR_ALL.</text:p>
          </table:table-cell>
          <table:table-cell table:number-columns-repeated="16377"/>
        </table:table-row>
        <table:table-row table:style-name="ro24">
          <table:table-cell/>
          <table:table-cell table:style-name="ce208" office:value-type="string" calcext:value-type="string">
            <office:annotation draw:style-name="gr4" svg:width="2.899cm" svg:height="1.799cm" svg:x="9.164cm" svg:y="33.84cm" draw:caption-point-x="-0.61cm" draw:caption-point-y="1.51cm">
              <dc:creator>Andreas Reichel</dc:creator>
              <dc:date>2024-03-31T00:00: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57" office:value-type="string" calcext:value-type="string">
            <text:p><text:a xlink:href="https://docs.snowflake.com/en/sql-reference/functions/regexp_instr" xlink:type="simple">REGEXP_INSTR</text:a> </text:p>
          </table:table-cell>
          <table:table-cell table:style-name="ce107" office:value-type="string" calcext:value-type="string">
            <text:p/>
          </table:table-cell>
          <table:table-cell table:number-columns-repeated="16377"/>
        </table:table-row>
        <table:table-row table:style-name="ro24">
          <table:table-cell/>
          <table:table-cell table:style-name="ce168" office:value-type="string" calcext:value-type="string">
            <office:annotation draw:style-name="gr4" svg:width="2.899cm" svg:height="1.799cm" svg:x="9.164cm" svg:y="34.84cm" draw:caption-point-x="-0.61cm" draw:caption-point-y="1.51cm">
              <dc:creator>Andreas Reichel</dc:creator>
              <dc:date>2024-03-31T00:00: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57" office:value-type="string" calcext:value-type="string">
            <text:p><text:a xlink:href="https://docs.snowflake.com/en/sql-reference/functions/regexp_like" xlink:type="simple">REGEXP_LIKE</text:a> </text:p>
          </table:table-cell>
          <table:table-cell table:style-name="ce87" office:value-type="string" calcext:value-type="string">
            <text:p>Alias for RLIKE.</text:p>
          </table:table-cell>
          <table:table-cell table:number-columns-repeated="16377"/>
        </table:table-row>
        <table:table-row table:style-name="ro23">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57" office:value-type="string" calcext:value-type="string">
            <text:p><text:a xlink:href="https://docs.snowflake.com/en/sql-reference/functions/regexp_replace" xlink:type="simple">REGEXP_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57" office:value-type="string" calcext:value-type="string">
            <text:p><text:a xlink:href="https://docs.snowflake.com/en/sql-reference/functions/regexp_substr" xlink:type="simple">REGEXP_SUBSTR</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57" office:value-type="string" calcext:value-type="string">
            <text:p><text:a xlink:href="https://docs.snowflake.com/en/sql-reference/functions/regexp_substr_all" xlink:type="simple">REGEXP_SUBSTR_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57" office:value-type="string" calcext:value-type="string">
            <text:p><text:a xlink:href="https://docs.snowflake.com/en/sql-reference/functions/rlike" xlink:type="simple">[ NOT ] RLIKE</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57"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57"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57"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57"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57"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ce57"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57"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57"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ce57"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ce57"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ce57"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ce57"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style-name="ce57"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style-name="ce57"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3">
        <table:table-column table:style-name="co69" table:default-cell-style-name="ce61"/>
        <table:table-column table:style-name="co15" table:default-cell-style-name="ce61"/>
        <table:table-column table:style-name="co2" table:default-cell-style-name="ce80"/>
        <table:table-column table:style-name="co70" table:default-cell-style-name="ce61"/>
        <table:table-column table:style-name="co2" table:default-cell-style-name="ce80"/>
        <table:table-column table:style-name="co7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6"><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184"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184"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24">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227"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25">00/00/0000</text:date>, <text:time style:data-style-name="N2" text:time-value="00:15:13.43316439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4-25T00:56:59.894417177</dc:date>
    <dc:creator>Andreas Reichel</dc:creator>
    <meta:editing-duration>P6DT15H49M38S</meta:editing-duration>
    <meta:editing-cycles>172</meta:editing-cycles>
    <meta:generator>LibreOffice/24.2.2.2$Linux_X86_64 LibreOffice_project/a7b2f24c2ed9bf29ab9f41c0aa22edaed88781c9</meta:generator>
    <meta:document-statistic meta:table-count="20" meta:cell-count="4263" meta:object-count="0"/>
  </office:meta>
</office:document-meta>
</file>